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03mm"/>
    </style:style>
    <style:style style:name="co2" style:family="table-column">
      <style:table-column-properties fo:break-before="auto" style:column-width="24.82mm"/>
    </style:style>
    <style:style style:name="co3" style:family="table-column">
      <style:table-column-properties fo:break-before="auto" style:column-width="34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-unet_based (hysteresis)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Displasia type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f1/dice</text:p>
          </table:table-cell>
          <table:table-cell table:style-name="ce1" office:value-type="string" calcext:value-type="string">
            <text:p>jaccard</text:p>
          </table:table-cell>
          <table:table-cell table:style-name="ce1" office:value-type="string" calcext:value-type="string">
            <text:p>sensitivity/recall</text:p>
          </table:table-cell>
          <table:table-cell table:style-name="ce1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3" table:formula="of:=AVERAGE([.C2:.C25])" office:value-type="string" office:string-value="" calcext:value-type="error">
            <text:p>#DIV/0!</text:p>
          </table:table-cell>
          <table:table-cell table:style-name="ce3" table:formula="of:=AVERAGE([.D2:.D25])" office:value-type="string" office:string-value="" calcext:value-type="error">
            <text:p>#DIV/0!</text:p>
          </table:table-cell>
          <table:table-cell table:style-name="ce3" table:formula="of:=AVERAGE([.E2:.E25])" office:value-type="string" office:string-value="" calcext:value-type="error">
            <text:p>#DIV/0!</text:p>
          </table:table-cell>
          <table:table-cell table:style-name="ce3" table:formula="of:=AVERAGE([.F2:.F25])" office:value-type="string" office:string-value="" calcext:value-type="error">
            <text:p>#DIV/0!</text:p>
          </table:table-cell>
          <table:table-cell table:style-name="ce3" table:formula="of:=AVERAGE([.G2:.G25])" office:value-type="string" office:string-value="" calcext:value-type="error">
            <text:p>#DIV/0!</text:p>
          </table:table-cell>
          <table:table-cell table:style-name="ce3" table:formula="of:=AVERAGE([.H2:.H25])" office:value-type="string" office:string-value="" calcext:value-type="error">
            <text:p>#DIV/0!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string" office:string-value="" calcext:value-type="error">
            <text:p>#DIV/0!</text:p>
          </table:table-cell>
          <table:table-cell table:formula="of:=AVERAGE([.D8:.D13])" office:value-type="string" office:string-value="" calcext:value-type="error">
            <text:p>#DIV/0!</text:p>
          </table:table-cell>
          <table:table-cell table:formula="of:=AVERAGE([.E8:.E13])" office:value-type="string" office:string-value="" calcext:value-type="error">
            <text:p>#DIV/0!</text:p>
          </table:table-cell>
          <table:table-cell table:formula="of:=AVERAGE([.F8:.F13])" office:value-type="string" office:string-value="" calcext:value-type="error">
            <text:p>#DIV/0!</text:p>
          </table:table-cell>
          <table:table-cell table:formula="of:=AVERAGE([.G8:.G13])" office:value-type="string" office:string-value="" calcext:value-type="error">
            <text:p>#DIV/0!</text:p>
          </table:table-cell>
          <table:table-cell table:formula="of:=AVERAGE([.H8:.H13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string" office:string-value="" calcext:value-type="error">
            <text:p>#DIV/0!</text:p>
          </table:table-cell>
          <table:table-cell table:formula="of:=AVERAGE([.D2:.D7])" office:value-type="string" office:string-value="" calcext:value-type="error">
            <text:p>#DIV/0!</text:p>
          </table:table-cell>
          <table:table-cell table:formula="of:=AVERAGE([.E2:.E7])" office:value-type="string" office:string-value="" calcext:value-type="error">
            <text:p>#DIV/0!</text:p>
          </table:table-cell>
          <table:table-cell table:formula="of:=AVERAGE([.F2:.F7])" office:value-type="string" office:string-value="" calcext:value-type="error">
            <text:p>#DIV/0!</text:p>
          </table:table-cell>
          <table:table-cell table:formula="of:=AVERAGE([.G2:.G7])" office:value-type="string" office:string-value="" calcext:value-type="error">
            <text:p>#DIV/0!</text:p>
          </table:table-cell>
          <table:table-cell table:formula="of:=AVERAGE([.H2:.H7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string" office:string-value="" calcext:value-type="error">
            <text:p>#DIV/0!</text:p>
          </table:table-cell>
          <table:table-cell table:formula="of:=AVERAGE([.D14:.D19])" office:value-type="string" office:string-value="" calcext:value-type="error">
            <text:p>#DIV/0!</text:p>
          </table:table-cell>
          <table:table-cell table:formula="of:=AVERAGE([.E14:.E19])" office:value-type="string" office:string-value="" calcext:value-type="error">
            <text:p>#DIV/0!</text:p>
          </table:table-cell>
          <table:table-cell table:formula="of:=AVERAGE([.F14:.F19])" office:value-type="string" office:string-value="" calcext:value-type="error">
            <text:p>#DIV/0!</text:p>
          </table:table-cell>
          <table:table-cell table:formula="of:=AVERAGE([.G14:.G19])" office:value-type="string" office:string-value="" calcext:value-type="error">
            <text:p>#DIV/0!</text:p>
          </table:table-cell>
          <table:table-cell table:formula="of:=AVERAGE([.H14:.H19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string" office:string-value="" calcext:value-type="error">
            <text:p>#DIV/0!</text:p>
          </table:table-cell>
          <table:table-cell table:formula="of:=AVERAGE([.D20:.D25])" office:value-type="string" office:string-value="" calcext:value-type="error">
            <text:p>#DIV/0!</text:p>
          </table:table-cell>
          <table:table-cell table:formula="of:=AVERAGE([.E20:.E25])" office:value-type="string" office:string-value="" calcext:value-type="error">
            <text:p>#DIV/0!</text:p>
          </table:table-cell>
          <table:table-cell table:formula="of:=AVERAGE([.F20:.F25])" office:value-type="string" office:string-value="" calcext:value-type="error">
            <text:p>#DIV/0!</text:p>
          </table:table-cell>
          <table:table-cell table:formula="of:=AVERAGE([.G20:.G25])" office:value-type="string" office:string-value="" calcext:value-type="error">
            <text:p>#DIV/0!</text:p>
          </table:table-cell>
          <table:table-cell table:formula="of:=AVERAGE([.H20:.H25])" office:value-type="string" office:string-value="" calcext:value-type="error">
            <text:p>#DIV/0!</text:p>
          </table:table-cell>
        </table:table-row>
      </table:table>
      <table:table table:name="1-unet_based (otsu)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Displasia type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f1/dice</text:p>
          </table:table-cell>
          <table:table-cell table:style-name="ce1" office:value-type="string" calcext:value-type="string">
            <text:p>jaccard</text:p>
          </table:table-cell>
          <table:table-cell table:style-name="ce1" office:value-type="string" calcext:value-type="string">
            <text:p>sensitivity/recall</text:p>
          </table:table-cell>
          <table:table-cell table:style-name="ce1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901471819196429" calcext:value-type="float">
            <text:p>0,901471819196429</text:p>
          </table:table-cell>
          <table:table-cell office:value-type="float" office:value="0.97096413216326" calcext:value-type="float">
            <text:p>0,97096413216326</text:p>
          </table:table-cell>
          <table:table-cell office:value-type="float" office:value="0.853710320542696" calcext:value-type="float">
            <text:p>0,853710320542696</text:p>
          </table:table-cell>
          <table:table-cell office:value-type="float" office:value="0.744759667509939" calcext:value-type="float">
            <text:p>0,744759667509939</text:p>
          </table:table-cell>
          <table:table-cell office:value-type="float" office:value="0.761724345053828" calcext:value-type="float">
            <text:p>0,761724345053828</text:p>
          </table:table-cell>
          <table:table-cell office:value-type="float" office:value="0.986190863001036" calcext:value-type="float">
            <text:p>0,986190863001036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837533133370536" calcext:value-type="float">
            <text:p>0,837533133370536</text:p>
          </table:table-cell>
          <table:table-cell office:value-type="float" office:value="0.854596251277026" calcext:value-type="float">
            <text:p>0,854596251277026</text:p>
          </table:table-cell>
          <table:table-cell office:value-type="float" office:value="0.81480156245341" calcext:value-type="float">
            <text:p>0,81480156245341</text:p>
          </table:table-cell>
          <table:table-cell office:value-type="float" office:value="0.687481131126094" calcext:value-type="float">
            <text:p>0,687481131126094</text:p>
          </table:table-cell>
          <table:table-cell office:value-type="float" office:value="0.778548092994986" calcext:value-type="float">
            <text:p>0,778548092994986</text:p>
          </table:table-cell>
          <table:table-cell office:value-type="float" office:value="0.88758865248227" calcext:value-type="float">
            <text:p>0,88758865248227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916355678013393" calcext:value-type="float">
            <text:p>0,916355678013393</text:p>
          </table:table-cell>
          <table:table-cell office:value-type="float" office:value="0.919518463411335" calcext:value-type="float">
            <text:p>0,919518463411335</text:p>
          </table:table-cell>
          <table:table-cell office:value-type="float" office:value="0.876335838500509" calcext:value-type="float">
            <text:p>0,876335838500509</text:p>
          </table:table-cell>
          <table:table-cell office:value-type="float" office:value="0.779891241998027" calcext:value-type="float">
            <text:p>0,779891241998027</text:p>
          </table:table-cell>
          <table:table-cell office:value-type="float" office:value="0.837027186761229" calcext:value-type="float">
            <text:p>0,837027186761229</text:p>
          </table:table-cell>
          <table:table-cell office:value-type="float" office:value="0.959840712742981" calcext:value-type="float">
            <text:p>0,959840712742981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900294712611607" calcext:value-type="float">
            <text:p>0,900294712611607</text:p>
          </table:table-cell>
          <table:table-cell office:value-type="float" office:value="0.876551409239965" calcext:value-type="float">
            <text:p>0,876551409239965</text:p>
          </table:table-cell>
          <table:table-cell office:value-type="float" office:value="0.880764939574362" calcext:value-type="float">
            <text:p>0,880764939574362</text:p>
          </table:table-cell>
          <table:table-cell office:value-type="float" office:value="0.78693472954592" calcext:value-type="float">
            <text:p>0,78693472954592</text:p>
          </table:table-cell>
          <table:table-cell office:value-type="float" office:value="0.885019173948576" calcext:value-type="float">
            <text:p>0,885019173948576</text:p>
          </table:table-cell>
          <table:table-cell office:value-type="float" office:value="0.911180133498589" calcext:value-type="float">
            <text:p>0,911180133498589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85186767578125" calcext:value-type="float">
            <text:p>0,85186767578125</text:p>
          </table:table-cell>
          <table:table-cell office:value-type="float" office:value="0.862637255093852" calcext:value-type="float">
            <text:p>0,862637255093852</text:p>
          </table:table-cell>
          <table:table-cell office:value-type="float" office:value="0.838407761449565" calcext:value-type="float">
            <text:p>0,838407761449565</text:p>
          </table:table-cell>
          <table:table-cell office:value-type="float" office:value="0.721774589761226" calcext:value-type="float">
            <text:p>0,721774589761226</text:p>
          </table:table-cell>
          <table:table-cell office:value-type="float" office:value="0.815502183406113" calcext:value-type="float">
            <text:p>0,815502183406113</text:p>
          </table:table-cell>
          <table:table-cell office:value-type="float" office:value="0.884275443572324" calcext:value-type="float">
            <text:p>0,884275443572324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804460797991071" calcext:value-type="float">
            <text:p>0,804460797991071</text:p>
          </table:table-cell>
          <table:table-cell office:value-type="float" office:value="0.931596351805429" calcext:value-type="float">
            <text:p>0,931596351805429</text:p>
          </table:table-cell>
          <table:table-cell office:value-type="float" office:value="0.757010358427599" calcext:value-type="float">
            <text:p>0,757010358427599</text:p>
          </table:table-cell>
          <table:table-cell office:value-type="float" office:value="0.609023867222232" calcext:value-type="float">
            <text:p>0,609023867222232</text:p>
          </table:table-cell>
          <table:table-cell office:value-type="float" office:value="0.637533306566412" calcext:value-type="float">
            <text:p>0,637533306566412</text:p>
          </table:table-cell>
          <table:table-cell office:value-type="float" office:value="0.957174341336361" calcext:value-type="float">
            <text:p>0,957174341336361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890424455915179" calcext:value-type="float">
            <text:p>0,890424455915179</text:p>
          </table:table-cell>
          <table:table-cell office:value-type="float" office:value="0.731770944703417" calcext:value-type="float">
            <text:p>0,731770944703417</text:p>
          </table:table-cell>
          <table:table-cell office:value-type="float" office:value="0.731411229135053" calcext:value-type="float">
            <text:p>0,731411229135053</text:p>
          </table:table-cell>
          <table:table-cell office:value-type="float" office:value="0.576555023923445" calcext:value-type="float">
            <text:p>0,576555023923445</text:p>
          </table:table-cell>
          <table:table-cell office:value-type="float" office:value="0.731051867042639" calcext:value-type="float">
            <text:p>0,731051867042639</text:p>
          </table:table-cell>
          <table:table-cell office:value-type="float" office:value="0.931289849039241" calcext:value-type="float">
            <text:p>0,931289849039241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850638253348214" calcext:value-type="float">
            <text:p>0,850638253348214</text:p>
          </table:table-cell>
          <table:table-cell office:value-type="float" office:value="0.952986066160188" calcext:value-type="float">
            <text:p>0,952986066160188</text:p>
          </table:table-cell>
          <table:table-cell office:value-type="float" office:value="0.765586512671739" calcext:value-type="float">
            <text:p>0,765586512671739</text:p>
          </table:table-cell>
          <table:table-cell office:value-type="float" office:value="0.620202647274017" calcext:value-type="float">
            <text:p>0,620202647274017</text:p>
          </table:table-cell>
          <table:table-cell office:value-type="float" office:value="0.639777691375249" calcext:value-type="float">
            <text:p>0,639777691375249</text:p>
          </table:table-cell>
          <table:table-cell office:value-type="float" office:value="0.980553794123864" calcext:value-type="float">
            <text:p>0,980553794123864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836216517857143" calcext:value-type="float">
            <text:p>0,836216517857143</text:p>
          </table:table-cell>
          <table:table-cell office:value-type="float" office:value="0.952938346829151" calcext:value-type="float">
            <text:p>0,952938346829151</text:p>
          </table:table-cell>
          <table:table-cell office:value-type="float" office:value="0.791520532741398" calcext:value-type="float">
            <text:p>0,791520532741398</text:p>
          </table:table-cell>
          <table:table-cell office:value-type="float" office:value="0.654972264060835" calcext:value-type="float">
            <text:p>0,654972264060835</text:p>
          </table:table-cell>
          <table:table-cell office:value-type="float" office:value="0.676866422429339" calcext:value-type="float">
            <text:p>0,676866422429339</text:p>
          </table:table-cell>
          <table:table-cell office:value-type="float" office:value="0.971599980647346" calcext:value-type="float">
            <text:p>0,971599980647346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891226632254464" calcext:value-type="float">
            <text:p>0,891226632254464</text:p>
          </table:table-cell>
          <table:table-cell office:value-type="float" office:value="0.931711822660099" calcext:value-type="float">
            <text:p>0,931711822660099</text:p>
          </table:table-cell>
          <table:table-cell office:value-type="float" office:value="0.829107248044494" calcext:value-type="float">
            <text:p>0,829107248044494</text:p>
          </table:table-cell>
          <table:table-cell office:value-type="float" office:value="0.708098369094695" calcext:value-type="float">
            <text:p>0,708098369094695</text:p>
          </table:table-cell>
          <table:table-cell office:value-type="float" office:value="0.746859498013278" calcext:value-type="float">
            <text:p>0,746859498013278</text:p>
          </table:table-cell>
          <table:table-cell office:value-type="float" office:value="0.970095322843776" calcext:value-type="float">
            <text:p>0,970095322843776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930934361049107" calcext:value-type="float">
            <text:p>0,930934361049107</text:p>
          </table:table-cell>
          <table:table-cell office:value-type="float" office:value="0.859276536541452" calcext:value-type="float">
            <text:p>0,859276536541452</text:p>
          </table:table-cell>
          <table:table-cell office:value-type="float" office:value="0.841322943167932" calcext:value-type="float">
            <text:p>0,841322943167932</text:p>
          </table:table-cell>
          <table:table-cell office:value-type="float" office:value="0.726106500691563" calcext:value-type="float">
            <text:p>0,726106500691563</text:p>
          </table:table-cell>
          <table:table-cell office:value-type="float" office:value="0.824104234527687" calcext:value-type="float">
            <text:p>0,824104234527687</text:p>
          </table:table-cell>
          <table:table-cell office:value-type="float" office:value="0.961449213626733" calcext:value-type="float">
            <text:p>0,961449213626733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889753069196429" calcext:value-type="float">
            <text:p>0,889753069196429</text:p>
          </table:table-cell>
          <table:table-cell office:value-type="float" office:value="0.935919004068149" calcext:value-type="float">
            <text:p>0,935919004068149</text:p>
          </table:table-cell>
          <table:table-cell office:value-type="float" office:value="0.828764897074756" calcext:value-type="float">
            <text:p>0,828764897074756</text:p>
          </table:table-cell>
          <table:table-cell office:value-type="float" office:value="0.707599093473937" calcext:value-type="float">
            <text:p>0,707599093473937</text:p>
          </table:table-cell>
          <table:table-cell office:value-type="float" office:value="0.743626509830607" calcext:value-type="float">
            <text:p>0,743626509830607</text:p>
          </table:table-cell>
          <table:table-cell office:value-type="float" office:value="0.971512489631634" calcext:value-type="float">
            <text:p>0,971512489631634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870265415736607" calcext:value-type="float">
            <text:p>0,870265415736607</text:p>
          </table:table-cell>
          <table:table-cell office:value-type="float" office:value="0.714543710141656" calcext:value-type="float">
            <text:p>0,714543710141656</text:p>
          </table:table-cell>
          <table:table-cell office:value-type="float" office:value="0.7729194328709" calcext:value-type="float">
            <text:p>0,7729194328709</text:p>
          </table:table-cell>
          <table:table-cell office:value-type="float" office:value="0.629884828735604" calcext:value-type="float">
            <text:p>0,629884828735604</text:p>
          </table:table-cell>
          <table:table-cell office:value-type="float" office:value="0.841681901279707" calcext:value-type="float">
            <text:p>0,841681901279707</text:p>
          </table:table-cell>
          <table:table-cell office:value-type="float" office:value="0.880429771993901" calcext:value-type="float">
            <text:p>0,880429771993901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897617885044643" calcext:value-type="float">
            <text:p>0,897617885044643</text:p>
          </table:table-cell>
          <table:table-cell office:value-type="float" office:value="0.826224853500876" calcext:value-type="float">
            <text:p>0,826224853500876</text:p>
          </table:table-cell>
          <table:table-cell office:value-type="float" office:value="0.823290392487358" calcext:value-type="float">
            <text:p>0,823290392487358</text:p>
          </table:table-cell>
          <table:table-cell office:value-type="float" office:value="0.699654687300166" calcext:value-type="float">
            <text:p>0,699654687300166</text:p>
          </table:table-cell>
          <table:table-cell office:value-type="float" office:value="0.820376702057465" calcext:value-type="float">
            <text:p>0,820376702057465</text:p>
          </table:table-cell>
          <table:table-cell office:value-type="float" office:value="0.929277407616846" calcext:value-type="float">
            <text:p>0,929277407616846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867396763392857" calcext:value-type="float">
            <text:p>0,867396763392857</text:p>
          </table:table-cell>
          <table:table-cell office:value-type="float" office:value="0.664885350492134" calcext:value-type="float">
            <text:p>0,664885350492134</text:p>
          </table:table-cell>
          <table:table-cell office:value-type="float" office:value="0.762300718974679" calcext:value-type="float">
            <text:p>0,762300718974679</text:p>
          </table:table-cell>
          <table:table-cell office:value-type="float" office:value="0.615901399201899" calcext:value-type="float">
            <text:p>0,615901399201899</text:p>
          </table:table-cell>
          <table:table-cell office:value-type="float" office:value="0.893161923598139" calcext:value-type="float">
            <text:p>0,893161923598139</text:p>
          </table:table-cell>
          <table:table-cell office:value-type="float" office:value="0.859346569777422" calcext:value-type="float">
            <text:p>0,859346569777422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864911760602679" calcext:value-type="float">
            <text:p>0,864911760602679</text:p>
          </table:table-cell>
          <table:table-cell office:value-type="float" office:value="0.934364861492388" calcext:value-type="float">
            <text:p>0,934364861492388</text:p>
          </table:table-cell>
          <table:table-cell office:value-type="float" office:value="0.813078361585329" calcext:value-type="float">
            <text:p>0,813078361585329</text:p>
          </table:table-cell>
          <table:table-cell office:value-type="float" office:value="0.68503120616398" calcext:value-type="float">
            <text:p>0,68503120616398</text:p>
          </table:table-cell>
          <table:table-cell office:value-type="float" office:value="0.719661697492632" calcext:value-type="float">
            <text:p>0,719661697492632</text:p>
          </table:table-cell>
          <table:table-cell office:value-type="float" office:value="0.965122447175316" calcext:value-type="float">
            <text:p>0,965122447175316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859305245535714" calcext:value-type="float">
            <text:p>0,859305245535714</text:p>
          </table:table-cell>
          <table:table-cell office:value-type="float" office:value="0.920536321230163" calcext:value-type="float">
            <text:p>0,920536321230163</text:p>
          </table:table-cell>
          <table:table-cell office:value-type="float" office:value="0.829569699402184" calcext:value-type="float">
            <text:p>0,829569699402184</text:p>
          </table:table-cell>
          <table:table-cell office:value-type="float" office:value="0.708773259696428" calcext:value-type="float">
            <text:p>0,708773259696428</text:p>
          </table:table-cell>
          <table:table-cell office:value-type="float" office:value="0.754964723071304" calcext:value-type="float">
            <text:p>0,754964723071304</text:p>
          </table:table-cell>
          <table:table-cell office:value-type="float" office:value="0.9459079957237" calcext:value-type="float">
            <text:p>0,9459079957237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834368024553571" calcext:value-type="float">
            <text:p>0,834368024553571</text:p>
          </table:table-cell>
          <table:table-cell office:value-type="float" office:value="0.898514851485149" calcext:value-type="float">
            <text:p>0,898514851485149</text:p>
          </table:table-cell>
          <table:table-cell office:value-type="float" office:value="0.836635706914345" calcext:value-type="float">
            <text:p>0,836635706914345</text:p>
          </table:table-cell>
          <table:table-cell office:value-type="float" office:value="0.719151956001064" calcext:value-type="float">
            <text:p>0,719151956001064</text:p>
          </table:table-cell>
          <table:table-cell office:value-type="float" office:value="0.782730432543769" calcext:value-type="float">
            <text:p>0,782730432543769</text:p>
          </table:table-cell>
          <table:table-cell office:value-type="float" office:value="0.895440012180268" calcext:value-type="float">
            <text:p>0,895440012180268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882734026227679" calcext:value-type="float">
            <text:p>0,882734026227679</text:p>
          </table:table-cell>
          <table:table-cell office:value-type="float" office:value="0.755882028056998" calcext:value-type="float">
            <text:p>0,755882028056998</text:p>
          </table:table-cell>
          <table:table-cell office:value-type="float" office:value="0.753261049039573" calcext:value-type="float">
            <text:p>0,753261049039573</text:p>
          </table:table-cell>
          <table:table-cell office:value-type="float" office:value="0.604185060921773" calcext:value-type="float">
            <text:p>0,604185060921773</text:p>
          </table:table-cell>
          <table:table-cell office:value-type="float" office:value="0.750658183413778" calcext:value-type="float">
            <text:p>0,750658183413778</text:p>
          </table:table-cell>
          <table:table-cell office:value-type="float" office:value="0.924089764140142" calcext:value-type="float">
            <text:p>0,924089764140142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875688825334821" calcext:value-type="float">
            <text:p>0,875688825334821</text:p>
          </table:table-cell>
          <table:table-cell office:value-type="float" office:value="0.918565144308144" calcext:value-type="float">
            <text:p>0,918565144308144</text:p>
          </table:table-cell>
          <table:table-cell office:value-type="float" office:value="0.782750476190476" calcext:value-type="float">
            <text:p>0,782750476190476</text:p>
          </table:table-cell>
          <table:table-cell office:value-type="float" office:value="0.643048496532385" calcext:value-type="float">
            <text:p>0,643048496532385</text:p>
          </table:table-cell>
          <table:table-cell office:value-type="float" office:value="0.681924384027188" calcext:value-type="float">
            <text:p>0,681924384027188</text:p>
          </table:table-cell>
          <table:table-cell office:value-type="float" office:value="0.97043778562526" calcext:value-type="float">
            <text:p>0,97043778562526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844961983816964" calcext:value-type="float">
            <text:p>0,844961983816964</text:p>
          </table:table-cell>
          <table:table-cell office:value-type="float" office:value="0.703337112738639" calcext:value-type="float">
            <text:p>0,703337112738639</text:p>
          </table:table-cell>
          <table:table-cell office:value-type="float" office:value="0.720797676061867" calcext:value-type="float">
            <text:p>0,720797676061867</text:p>
          </table:table-cell>
          <table:table-cell office:value-type="float" office:value="0.563474332850514" calcext:value-type="float">
            <text:p>0,563474332850514</text:p>
          </table:table-cell>
          <table:table-cell office:value-type="float" office:value="0.739147236892954" calcext:value-type="float">
            <text:p>0,739147236892954</text:p>
          </table:table-cell>
          <table:table-cell office:value-type="float" office:value="0.884248409775695" calcext:value-type="float">
            <text:p>0,884248409775695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75095912388393" calcext:value-type="float">
            <text:p>0,875095912388393</text:p>
          </table:table-cell>
          <table:table-cell office:value-type="float" office:value="0.711350125425243" calcext:value-type="float">
            <text:p>0,711350125425243</text:p>
          </table:table-cell>
          <table:table-cell office:value-type="float" office:value="0.742943277047033" calcext:value-type="float">
            <text:p>0,742943277047033</text:p>
          </table:table-cell>
          <table:table-cell office:value-type="float" office:value="0.591018100839376" calcext:value-type="float">
            <text:p>0,591018100839376</text:p>
          </table:table-cell>
          <table:table-cell office:value-type="float" office:value="0.777473146548486" calcext:value-type="float">
            <text:p>0,777473146548486</text:p>
          </table:table-cell>
          <table:table-cell office:value-type="float" office:value="0.904612659262792" calcext:value-type="float">
            <text:p>0,904612659262792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911577497209821" calcext:value-type="float">
            <text:p>0,911577497209821</text:p>
          </table:table-cell>
          <table:table-cell office:value-type="float" office:value="0.715024080817573" calcext:value-type="float">
            <text:p>0,715024080817573</text:p>
          </table:table-cell>
          <table:table-cell office:value-type="float" office:value="0.78267578166856" calcext:value-type="float">
            <text:p>0,78267578166856</text:p>
          </table:table-cell>
          <table:table-cell office:value-type="float" office:value="0.642947679740863" calcext:value-type="float">
            <text:p>0,642947679740863</text:p>
          </table:table-cell>
          <table:table-cell office:value-type="float" office:value="0.864466957015717" calcext:value-type="float">
            <text:p>0,864466957015717</text:p>
          </table:table-cell>
          <table:table-cell office:value-type="float" office:value="0.922213671925099" calcext:value-type="float">
            <text:p>0,922213671925099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90729631696429" calcext:value-type="float">
            <text:p>0,890729631696429</text:p>
          </table:table-cell>
          <table:table-cell office:value-type="float" office:value="0.688819147468616" calcext:value-type="float">
            <text:p>0,688819147468616</text:p>
          </table:table-cell>
          <table:table-cell office:value-type="float" office:value="0.761195167498761" calcext:value-type="float">
            <text:p>0,761195167498761</text:p>
          </table:table-cell>
          <table:table-cell office:value-type="float" office:value="0.6144593139517" calcext:value-type="float">
            <text:p>0,6144593139517</text:p>
          </table:table-cell>
          <table:table-cell office:value-type="float" office:value="0.850566391278426" calcext:value-type="float">
            <text:p>0,850566391278426</text:p>
          </table:table-cell>
          <table:table-cell office:value-type="float" office:value="0.901070105036949" calcext:value-type="float">
            <text:p>0,90107010503694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3" table:formula="of:=AVERAGE([.C2:.C25])" office:value-type="float" office:value="0.873992919921875" calcext:value-type="float">
            <text:p>0,873992919921875</text:p>
          </table:table-cell>
          <table:table-cell table:style-name="ce3" table:formula="of:=AVERAGE([.D2:.D25])" office:value-type="float" office:value="0.843021423796288" calcext:value-type="float">
            <text:p>0,843021423796288</text:p>
          </table:table-cell>
          <table:table-cell table:style-name="ce3" table:formula="of:=AVERAGE([.E2:.E25])" office:value-type="float" office:value="0.799590078480191" calcext:value-type="float">
            <text:p>0,799590078480191</text:p>
          </table:table-cell>
          <table:table-cell table:style-name="ce3" table:formula="of:=AVERAGE([.F2:.F25])" office:value-type="float" office:value="0.668372060317404" calcext:value-type="float">
            <text:p>0,668372060317404</text:p>
          </table:table-cell>
          <table:table-cell table:style-name="ce3" table:formula="of:=AVERAGE([.G2:.G25])" office:value-type="float" office:value="0.773102257965396" calcext:value-type="float">
            <text:p>0,773102257965396</text:p>
          </table:table-cell>
          <table:table-cell table:style-name="ce3" table:formula="of:=AVERAGE([.H2:.H25])" office:value-type="float" office:value="0.931456141532481" calcext:value-type="float">
            <text:p>0,931456141532481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881532214936756" calcext:value-type="float">
            <text:p>0,881532214936756</text:p>
          </table:table-cell>
          <table:table-cell table:formula="of:=AVERAGE([.D8:.D13])" office:value-type="float" office:value="0.894100453493743" calcext:value-type="float">
            <text:p>0,894100453493743</text:p>
          </table:table-cell>
          <table:table-cell table:formula="of:=AVERAGE([.E8:.E13])" office:value-type="float" office:value="0.797952227139229" calcext:value-type="float">
            <text:p>0,797952227139229</text:p>
          </table:table-cell>
          <table:table-cell table:formula="of:=AVERAGE([.F8:.F13])" office:value-type="float" office:value="0.665588983086416" calcext:value-type="float">
            <text:p>0,665588983086416</text:p>
          </table:table-cell>
          <table:table-cell table:formula="of:=AVERAGE([.G8:.G13])" office:value-type="float" office:value="0.7270477038698" calcext:value-type="float">
            <text:p>0,7270477038698</text:p>
          </table:table-cell>
          <table:table-cell table:formula="of:=AVERAGE([.H8:.H13])" office:value-type="float" office:value="0.964416774985432" calcext:value-type="float">
            <text:p>0,964416774985432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868663969494047" calcext:value-type="float">
            <text:p>0,868663969494047</text:p>
          </table:table-cell>
          <table:table-cell table:formula="of:=AVERAGE([.D2:.D7])" office:value-type="float" office:value="0.902643977165145" calcext:value-type="float">
            <text:p>0,902643977165145</text:p>
          </table:table-cell>
          <table:table-cell table:formula="of:=AVERAGE([.E2:.E7])" office:value-type="float" office:value="0.836838463491357" calcext:value-type="float">
            <text:p>0,836838463491357</text:p>
          </table:table-cell>
          <table:table-cell table:formula="of:=AVERAGE([.F2:.F7])" office:value-type="float" office:value="0.72164420452724" calcext:value-type="float">
            <text:p>0,72164420452724</text:p>
          </table:table-cell>
          <table:table-cell table:formula="of:=AVERAGE([.G2:.G7])" office:value-type="float" office:value="0.785892381455191" calcext:value-type="float">
            <text:p>0,785892381455191</text:p>
          </table:table-cell>
          <table:table-cell table:formula="of:=AVERAGE([.H2:.H7])" office:value-type="float" office:value="0.931041691105593" calcext:value-type="float">
            <text:p>0,93104169110559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865644182477679" calcext:value-type="float">
            <text:p>0,865644182477679</text:p>
          </table:table-cell>
          <table:table-cell table:formula="of:=AVERAGE([.D14:.D19])" office:value-type="float" office:value="0.826511658057061" calcext:value-type="float">
            <text:p>0,826511658057061</text:p>
          </table:table-cell>
          <table:table-cell table:formula="of:=AVERAGE([.E14:.E19])" office:value-type="float" office:value="0.806299052039133" calcext:value-type="float">
            <text:p>0,806299052039133</text:p>
          </table:table-cell>
          <table:table-cell table:formula="of:=AVERAGE([.F14:.F19])" office:value-type="float" office:value="0.67639955618319" calcext:value-type="float">
            <text:p>0,67639955618319</text:p>
          </table:table-cell>
          <table:table-cell table:formula="of:=AVERAGE([.G14:.G19])" office:value-type="float" office:value="0.802096230007169" calcext:value-type="float">
            <text:p>0,802096230007169</text:p>
          </table:table-cell>
          <table:table-cell table:formula="of:=AVERAGE([.H14:.H19])" office:value-type="float" office:value="0.912587367411242" calcext:value-type="float">
            <text:p>0,912587367411242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880131312779018" calcext:value-type="float">
            <text:p>0,880131312779018</text:p>
          </table:table-cell>
          <table:table-cell table:formula="of:=AVERAGE([.D20:.D25])" office:value-type="float" office:value="0.748829606469202" calcext:value-type="float">
            <text:p>0,748829606469202</text:p>
          </table:table-cell>
          <table:table-cell table:formula="of:=AVERAGE([.E20:.E25])" office:value-type="float" office:value="0.757270571251045" calcext:value-type="float">
            <text:p>0,757270571251045</text:p>
          </table:table-cell>
          <table:table-cell table:formula="of:=AVERAGE([.F20:.F25])" office:value-type="float" office:value="0.609855497472769" calcext:value-type="float">
            <text:p>0,609855497472769</text:p>
          </table:table-cell>
          <table:table-cell table:formula="of:=AVERAGE([.G20:.G25])" office:value-type="float" office:value="0.777372716529425" calcext:value-type="float">
            <text:p>0,777372716529425</text:p>
          </table:table-cell>
          <table:table-cell table:formula="of:=AVERAGE([.H20:.H25])" office:value-type="float" office:value="0.917778732627656" calcext:value-type="float">
            <text:p>0,917778732627656</text:p>
          </table:table-cell>
        </table:table-row>
      </table:table>
      <table:table table:name="1-unet_based (basic)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Displasia type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f1/dice</text:p>
          </table:table-cell>
          <table:table-cell table:style-name="ce1" office:value-type="string" calcext:value-type="string">
            <text:p>jaccard</text:p>
          </table:table-cell>
          <table:table-cell table:style-name="ce1" office:value-type="string" calcext:value-type="string">
            <text:p>sensitivity/recall</text:p>
          </table:table-cell>
          <table:table-cell table:style-name="ce1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3" table:formula="of:=AVERAGE([.C2:.C25])" office:value-type="string" office:string-value="" calcext:value-type="error">
            <text:p>#DIV/0!</text:p>
          </table:table-cell>
          <table:table-cell table:style-name="ce3" table:formula="of:=AVERAGE([.D2:.D25])" office:value-type="string" office:string-value="" calcext:value-type="error">
            <text:p>#DIV/0!</text:p>
          </table:table-cell>
          <table:table-cell table:style-name="ce3" table:formula="of:=AVERAGE([.E2:.E25])" office:value-type="string" office:string-value="" calcext:value-type="error">
            <text:p>#DIV/0!</text:p>
          </table:table-cell>
          <table:table-cell table:style-name="ce3" table:formula="of:=AVERAGE([.F2:.F25])" office:value-type="string" office:string-value="" calcext:value-type="error">
            <text:p>#DIV/0!</text:p>
          </table:table-cell>
          <table:table-cell table:style-name="ce3" table:formula="of:=AVERAGE([.G2:.G25])" office:value-type="string" office:string-value="" calcext:value-type="error">
            <text:p>#DIV/0!</text:p>
          </table:table-cell>
          <table:table-cell table:style-name="ce3" table:formula="of:=AVERAGE([.H2:.H25])" office:value-type="string" office:string-value="" calcext:value-type="error">
            <text:p>#DIV/0!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string" office:string-value="" calcext:value-type="error">
            <text:p>#DIV/0!</text:p>
          </table:table-cell>
          <table:table-cell table:formula="of:=AVERAGE([.D8:.D13])" office:value-type="string" office:string-value="" calcext:value-type="error">
            <text:p>#DIV/0!</text:p>
          </table:table-cell>
          <table:table-cell table:formula="of:=AVERAGE([.E8:.E13])" office:value-type="string" office:string-value="" calcext:value-type="error">
            <text:p>#DIV/0!</text:p>
          </table:table-cell>
          <table:table-cell table:formula="of:=AVERAGE([.F8:.F13])" office:value-type="string" office:string-value="" calcext:value-type="error">
            <text:p>#DIV/0!</text:p>
          </table:table-cell>
          <table:table-cell table:formula="of:=AVERAGE([.G8:.G13])" office:value-type="string" office:string-value="" calcext:value-type="error">
            <text:p>#DIV/0!</text:p>
          </table:table-cell>
          <table:table-cell table:formula="of:=AVERAGE([.H8:.H13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string" office:string-value="" calcext:value-type="error">
            <text:p>#DIV/0!</text:p>
          </table:table-cell>
          <table:table-cell table:formula="of:=AVERAGE([.D2:.D7])" office:value-type="string" office:string-value="" calcext:value-type="error">
            <text:p>#DIV/0!</text:p>
          </table:table-cell>
          <table:table-cell table:formula="of:=AVERAGE([.E2:.E7])" office:value-type="string" office:string-value="" calcext:value-type="error">
            <text:p>#DIV/0!</text:p>
          </table:table-cell>
          <table:table-cell table:formula="of:=AVERAGE([.F2:.F7])" office:value-type="string" office:string-value="" calcext:value-type="error">
            <text:p>#DIV/0!</text:p>
          </table:table-cell>
          <table:table-cell table:formula="of:=AVERAGE([.G2:.G7])" office:value-type="string" office:string-value="" calcext:value-type="error">
            <text:p>#DIV/0!</text:p>
          </table:table-cell>
          <table:table-cell table:formula="of:=AVERAGE([.H2:.H7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string" office:string-value="" calcext:value-type="error">
            <text:p>#DIV/0!</text:p>
          </table:table-cell>
          <table:table-cell table:formula="of:=AVERAGE([.D14:.D19])" office:value-type="string" office:string-value="" calcext:value-type="error">
            <text:p>#DIV/0!</text:p>
          </table:table-cell>
          <table:table-cell table:formula="of:=AVERAGE([.E14:.E19])" office:value-type="string" office:string-value="" calcext:value-type="error">
            <text:p>#DIV/0!</text:p>
          </table:table-cell>
          <table:table-cell table:formula="of:=AVERAGE([.F14:.F19])" office:value-type="string" office:string-value="" calcext:value-type="error">
            <text:p>#DIV/0!</text:p>
          </table:table-cell>
          <table:table-cell table:formula="of:=AVERAGE([.G14:.G19])" office:value-type="string" office:string-value="" calcext:value-type="error">
            <text:p>#DIV/0!</text:p>
          </table:table-cell>
          <table:table-cell table:formula="of:=AVERAGE([.H14:.H19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string" office:string-value="" calcext:value-type="error">
            <text:p>#DIV/0!</text:p>
          </table:table-cell>
          <table:table-cell table:formula="of:=AVERAGE([.D20:.D25])" office:value-type="string" office:string-value="" calcext:value-type="error">
            <text:p>#DIV/0!</text:p>
          </table:table-cell>
          <table:table-cell table:formula="of:=AVERAGE([.E20:.E25])" office:value-type="string" office:string-value="" calcext:value-type="error">
            <text:p>#DIV/0!</text:p>
          </table:table-cell>
          <table:table-cell table:formula="of:=AVERAGE([.F20:.F25])" office:value-type="string" office:string-value="" calcext:value-type="error">
            <text:p>#DIV/0!</text:p>
          </table:table-cell>
          <table:table-cell table:formula="of:=AVERAGE([.G20:.G25])" office:value-type="string" office:string-value="" calcext:value-type="error">
            <text:p>#DIV/0!</text:p>
          </table:table-cell>
          <table:table-cell table:formula="of:=AVERAGE([.H20:.H25])" office:value-type="string" office:string-value="" calcext:value-type="error">
            <text:p>#DIV/0!</text:p>
          </table:table-cell>
        </table:table-row>
      </table:table>
      <table:table table:name="2-de_oliveira_et_al_(2013)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Displasia type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f1/dice</text:p>
          </table:table-cell>
          <table:table-cell table:style-name="ce1" office:value-type="string" calcext:value-type="string">
            <text:p>jaccard</text:p>
          </table:table-cell>
          <table:table-cell table:style-name="ce1" office:value-type="string" calcext:value-type="string">
            <text:p>sensitivity/recall</text:p>
          </table:table-cell>
          <table:table-cell table:style-name="ce1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373369489397322" calcext:value-type="float">
            <text:p>0,373369489397322</text:p>
          </table:table-cell>
          <table:table-cell office:value-type="float" office:value="0.291230223079283" calcext:value-type="float">
            <text:p>0,291230223079283</text:p>
          </table:table-cell>
          <table:table-cell office:value-type="float" office:value="0.356820032755488" calcext:value-type="float">
            <text:p>0,356820032755488</text:p>
          </table:table-cell>
          <table:table-cell office:value-type="float" office:value="0.217152131761835" calcext:value-type="float">
            <text:p>0,217152131761835</text:p>
          </table:table-cell>
          <table:table-cell office:value-type="float" office:value="0.460541514577461" calcext:value-type="float">
            <text:p>0,460541514577461</text:p>
          </table:table-cell>
          <table:table-cell office:value-type="float" office:value="0.320523234643287" calcext:value-type="float">
            <text:p>0,320523234643287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498735700334822" calcext:value-type="float">
            <text:p>0,498735700334822</text:p>
          </table:table-cell>
          <table:table-cell office:value-type="float" office:value="0.457966484327516" calcext:value-type="float">
            <text:p>0,457966484327516</text:p>
          </table:table-cell>
          <table:table-cell office:value-type="float" office:value="0.478477406947103" calcext:value-type="float">
            <text:p>0,478477406947103</text:p>
          </table:table-cell>
          <table:table-cell office:value-type="float" office:value="0.314472758493221" calcext:value-type="float">
            <text:p>0,314472758493221</text:p>
          </table:table-cell>
          <table:table-cell office:value-type="float" office:value="0.50091171554475" calcext:value-type="float">
            <text:p>0,50091171554475</text:p>
          </table:table-cell>
          <table:table-cell office:value-type="float" office:value="0.496889103803997" calcext:value-type="float">
            <text:p>0,496889103803997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42431640625" calcext:value-type="float">
            <text:p>0,42431640625</text:p>
          </table:table-cell>
          <table:table-cell office:value-type="float" office:value="0.304257416592218" calcext:value-type="float">
            <text:p>0,304257416592218</text:p>
          </table:table-cell>
          <table:table-cell office:value-type="float" office:value="0.374358002463754" calcext:value-type="float">
            <text:p>0,374358002463754</text:p>
          </table:table-cell>
          <table:table-cell office:value-type="float" office:value="0.230283176142789" calcext:value-type="float">
            <text:p>0,230283176142789</text:p>
          </table:table-cell>
          <table:table-cell office:value-type="float" office:value="0.486431245074862" calcext:value-type="float">
            <text:p>0,486431245074862</text:p>
          </table:table-cell>
          <table:table-cell office:value-type="float" office:value="0.390267278617711" calcext:value-type="float">
            <text:p>0,390267278617711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417227608816964" calcext:value-type="float">
            <text:p>0,417227608816964</text:p>
          </table:table-cell>
          <table:table-cell office:value-type="float" office:value="0.330309271029365" calcext:value-type="float">
            <text:p>0,330309271029365</text:p>
          </table:table-cell>
          <table:table-cell office:value-type="float" office:value="0.357626841715763" calcext:value-type="float">
            <text:p>0,357626841715763</text:p>
          </table:table-cell>
          <table:table-cell office:value-type="float" office:value="0.217750052667306" calcext:value-type="float">
            <text:p>0,217750052667306</text:p>
          </table:table-cell>
          <table:table-cell office:value-type="float" office:value="0.389870287714004" calcext:value-type="float">
            <text:p>0,389870287714004</text:p>
          </table:table-cell>
          <table:table-cell office:value-type="float" office:value="0.436722564845372" calcext:value-type="float">
            <text:p>0,436722564845372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557477678571429" calcext:value-type="float">
            <text:p>0,557477678571429</text:p>
          </table:table-cell>
          <table:table-cell office:value-type="float" office:value="0.526584404677305" calcext:value-type="float">
            <text:p>0,526584404677305</text:p>
          </table:table-cell>
          <table:table-cell office:value-type="float" office:value="0.562331838565022" calcext:value-type="float">
            <text:p>0,562331838565022</text:p>
          </table:table-cell>
          <table:table-cell office:value-type="float" office:value="0.391141609482221" calcext:value-type="float">
            <text:p>0,391141609482221</text:p>
          </table:table-cell>
          <table:table-cell office:value-type="float" office:value="0.60328621123529" calcext:value-type="float">
            <text:p>0,60328621123529</text:p>
          </table:table-cell>
          <table:table-cell office:value-type="float" office:value="0.516654574236528" calcext:value-type="float">
            <text:p>0,516654574236528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700422014508929" calcext:value-type="float">
            <text:p>0,700422014508929</text:p>
          </table:table-cell>
          <table:table-cell office:value-type="float" office:value="0.70668311824912" calcext:value-type="float">
            <text:p>0,70668311824912</text:p>
          </table:table-cell>
          <table:table-cell office:value-type="float" office:value="0.670369943971141" calcext:value-type="float">
            <text:p>0,670369943971141</text:p>
          </table:table-cell>
          <table:table-cell office:value-type="float" office:value="0.504177790605383" calcext:value-type="float">
            <text:p>0,504177790605383</text:p>
          </table:table-cell>
          <table:table-cell office:value-type="float" office:value="0.637606307259919" calcext:value-type="float">
            <text:p>0,637606307259919</text:p>
          </table:table-cell>
          <table:table-cell office:value-type="float" office:value="0.757888937122249" calcext:value-type="float">
            <text:p>0,757888937122249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735944475446429" calcext:value-type="float">
            <text:p>0,735944475446429</text:p>
          </table:table-cell>
          <table:table-cell office:value-type="float" office:value="0.346992347392775" calcext:value-type="float">
            <text:p>0,346992347392775</text:p>
          </table:table-cell>
          <table:table-cell office:value-type="float" office:value="0.339959025325836" calcext:value-type="float">
            <text:p>0,339959025325836</text:p>
          </table:table-cell>
          <table:table-cell office:value-type="float" office:value="0.204789538639288" calcext:value-type="float">
            <text:p>0,204789538639288</text:p>
          </table:table-cell>
          <table:table-cell office:value-type="float" office:value="0.333205161069811" calcext:value-type="float">
            <text:p>0,333205161069811</text:p>
          </table:table-cell>
          <table:table-cell office:value-type="float" office:value="0.83921255011941" calcext:value-type="float">
            <text:p>0,83921255011941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776707240513393" calcext:value-type="float">
            <text:p>0,776707240513393</text:p>
          </table:table-cell>
          <table:table-cell office:value-type="float" office:value="0.952940588117624" calcext:value-type="float">
            <text:p>0,952940588117624</text:p>
          </table:table-cell>
          <table:table-cell office:value-type="float" office:value="0.598094759804768" calcext:value-type="float">
            <text:p>0,598094759804768</text:p>
          </table:table-cell>
          <table:table-cell office:value-type="float" office:value="0.4266299480566" calcext:value-type="float">
            <text:p>0,4266299480566</text:p>
          </table:table-cell>
          <table:table-cell office:value-type="float" office:value="0.435811815291723" calcext:value-type="float">
            <text:p>0,435811815291723</text:p>
          </table:table-cell>
          <table:table-cell office:value-type="float" office:value="0.98673994222504" calcext:value-type="float">
            <text:p>0,98673994222504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684892926897321" calcext:value-type="float">
            <text:p>0,684892926897321</text:p>
          </table:table-cell>
          <table:table-cell office:value-type="float" office:value="0.918996960486322" calcext:value-type="float">
            <text:p>0,918996960486322</text:p>
          </table:table-cell>
          <table:table-cell office:value-type="float" office:value="0.500987282694246" calcext:value-type="float">
            <text:p>0,500987282694246</text:p>
          </table:table-cell>
          <table:table-cell office:value-type="float" office:value="0.334211495946942" calcext:value-type="float">
            <text:p>0,334211495946942</text:p>
          </table:table-cell>
          <table:table-cell office:value-type="float" office:value="0.344355650044608" calcext:value-type="float">
            <text:p>0,344355650044608</text:p>
          </table:table-cell>
          <table:table-cell office:value-type="float" office:value="0.974212588901253" calcext:value-type="float">
            <text:p>0,974212588901253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776515415736607" calcext:value-type="float">
            <text:p>0,776515415736607</text:p>
          </table:table-cell>
          <table:table-cell office:value-type="float" office:value="0.938036954219136" calcext:value-type="float">
            <text:p>0,938036954219136</text:p>
          </table:table-cell>
          <table:table-cell office:value-type="float" office:value="0.554344235216386" calcext:value-type="float">
            <text:p>0,554344235216386</text:p>
          </table:table-cell>
          <table:table-cell office:value-type="float" office:value="0.38345521023766" calcext:value-type="float">
            <text:p>0,38345521023766</text:p>
          </table:table-cell>
          <table:table-cell office:value-type="float" office:value="0.393420370690294" calcext:value-type="float">
            <text:p>0,393420370690294</text:p>
          </table:table-cell>
          <table:table-cell office:value-type="float" office:value="0.985802693847834" calcext:value-type="float">
            <text:p>0,985802693847834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582789829799107" calcext:value-type="float">
            <text:p>0,582789829799107</text:p>
          </table:table-cell>
          <table:table-cell office:value-type="float" office:value="0.266503820618815" calcext:value-type="float">
            <text:p>0,266503820618815</text:p>
          </table:table-cell>
          <table:table-cell office:value-type="float" office:value="0.347919704547623" calcext:value-type="float">
            <text:p>0,347919704547623</text:p>
          </table:table-cell>
          <table:table-cell office:value-type="float" office:value="0.210594912066519" calcext:value-type="float">
            <text:p>0,210594912066519</text:p>
          </table:table-cell>
          <table:table-cell office:value-type="float" office:value="0.500961500726031" calcext:value-type="float">
            <text:p>0,500961500726031</text:p>
          </table:table-cell>
          <table:table-cell office:value-type="float" office:value="0.606163193471364" calcext:value-type="float">
            <text:p>0,606163193471364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785304478236607" calcext:value-type="float">
            <text:p>0,785304478236607</text:p>
          </table:table-cell>
          <table:table-cell office:value-type="float" office:value="0.948875366728241" calcext:value-type="float">
            <text:p>0,948875366728241</text:p>
          </table:table-cell>
          <table:table-cell office:value-type="float" office:value="0.586536362567797" calcext:value-type="float">
            <text:p>0,586536362567797</text:p>
          </table:table-cell>
          <table:table-cell office:value-type="float" office:value="0.414963885192929" calcext:value-type="float">
            <text:p>0,414963885192929</text:p>
          </table:table-cell>
          <table:table-cell office:value-type="float" office:value="0.424453787639439" calcext:value-type="float">
            <text:p>0,424453787639439</text:p>
          </table:table-cell>
          <table:table-cell office:value-type="float" office:value="0.987204416583946" calcext:value-type="float">
            <text:p>0,987204416583946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502275739397321" calcext:value-type="float">
            <text:p>0,502275739397321</text:p>
          </table:table-cell>
          <table:table-cell office:value-type="float" office:value="0.289839955162536" calcext:value-type="float">
            <text:p>0,289839955162536</text:p>
          </table:table-cell>
          <table:table-cell office:value-type="float" office:value="0.394775067061081" calcext:value-type="float">
            <text:p>0,394775067061081</text:p>
          </table:table-cell>
          <table:table-cell office:value-type="float" office:value="0.245931307793923" calcext:value-type="float">
            <text:p>0,245931307793923</text:p>
          </table:table-cell>
          <table:table-cell office:value-type="float" office:value="0.618813362140602" calcext:value-type="float">
            <text:p>0,618813362140602</text:p>
          </table:table-cell>
          <table:table-cell office:value-type="float" office:value="0.460834722172973" calcext:value-type="float">
            <text:p>0,460834722172973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58184814453125" calcext:value-type="float">
            <text:p>0,58184814453125</text:p>
          </table:table-cell>
          <table:table-cell office:value-type="float" office:value="0.350766842975882" calcext:value-type="float">
            <text:p>0,350766842975882</text:p>
          </table:table-cell>
          <table:table-cell office:value-type="float" office:value="0.417354116803752" calcext:value-type="float">
            <text:p>0,417354116803752</text:p>
          </table:table-cell>
          <table:table-cell office:value-type="float" office:value="0.26370656963444" calcext:value-type="float">
            <text:p>0,26370656963444</text:p>
          </table:table-cell>
          <table:table-cell office:value-type="float" office:value="0.515146062023874" calcext:value-type="float">
            <text:p>0,515146062023874</text:p>
          </table:table-cell>
          <table:table-cell office:value-type="float" office:value="0.609187913357756" calcext:value-type="float">
            <text:p>0,609187913357756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538443429129464" calcext:value-type="float">
            <text:p>0,538443429129464</text:p>
          </table:table-cell>
          <table:table-cell office:value-type="float" office:value="0.282742837769113" calcext:value-type="float">
            <text:p>0,282742837769113</text:p>
          </table:table-cell>
          <table:table-cell office:value-type="float" office:value="0.386566697182854" calcext:value-type="float">
            <text:p>0,386566697182854</text:p>
          </table:table-cell>
          <table:table-cell office:value-type="float" office:value="0.239592610681759" calcext:value-type="float">
            <text:p>0,239592610681759</text:p>
          </table:table-cell>
          <table:table-cell office:value-type="float" office:value="0.610885250705051" calcext:value-type="float">
            <text:p>0,610885250705051</text:p>
          </table:table-cell>
          <table:table-cell office:value-type="float" office:value="0.51580934943068" calcext:value-type="float">
            <text:p>0,51580934943068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604579380580357" calcext:value-type="float">
            <text:p>0,604579380580357</text:p>
          </table:table-cell>
          <table:table-cell office:value-type="float" office:value="0.516534867002157" calcext:value-type="float">
            <text:p>0,516534867002157</text:p>
          </table:table-cell>
          <table:table-cell office:value-type="float" office:value="0.503470777585565" calcext:value-type="float">
            <text:p>0,503470777585565</text:p>
          </table:table-cell>
          <table:table-cell office:value-type="float" office:value="0.336425624067191" calcext:value-type="float">
            <text:p>0,336425624067191</text:p>
          </table:table-cell>
          <table:table-cell office:value-type="float" office:value="0.491051215240699" calcext:value-type="float">
            <text:p>0,491051215240699</text:p>
          </table:table-cell>
          <table:table-cell office:value-type="float" office:value="0.682904547195945" calcext:value-type="float">
            <text:p>0,682904547195945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771580287388393" calcext:value-type="float">
            <text:p>0,771580287388393</text:p>
          </table:table-cell>
          <table:table-cell office:value-type="float" office:value="0.783511946591708" calcext:value-type="float">
            <text:p>0,783511946591708</text:p>
          </table:table-cell>
          <table:table-cell office:value-type="float" office:value="0.731458796756635" calcext:value-type="float">
            <text:p>0,731458796756635</text:p>
          </table:table-cell>
          <table:table-cell office:value-type="float" office:value="0.576614141414142" calcext:value-type="float">
            <text:p>0,576614141414142</text:p>
          </table:table-cell>
          <table:table-cell office:value-type="float" office:value="0.685891150969875" calcext:value-type="float">
            <text:p>0,685891150969875</text:p>
          </table:table-cell>
          <table:table-cell office:value-type="float" office:value="0.842702366325733" calcext:value-type="float">
            <text:p>0,842702366325733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741777692522321" calcext:value-type="float">
            <text:p>0,741777692522321</text:p>
          </table:table-cell>
          <table:table-cell office:value-type="float" office:value="0.849150977824528" calcext:value-type="float">
            <text:p>0,849150977824528</text:p>
          </table:table-cell>
          <table:table-cell office:value-type="float" office:value="0.727620554232159" calcext:value-type="float">
            <text:p>0,727620554232159</text:p>
          </table:table-cell>
          <table:table-cell office:value-type="float" office:value="0.571858148646109" calcext:value-type="float">
            <text:p>0,571858148646109</text:p>
          </table:table-cell>
          <table:table-cell office:value-type="float" office:value="0.636521627188465" calcext:value-type="float">
            <text:p>0,636521627188465</text:p>
          </table:table-cell>
          <table:table-cell office:value-type="float" office:value="0.866264464068209" calcext:value-type="float">
            <text:p>0,866264464068209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4940185546875" calcext:value-type="float">
            <text:p>0,4940185546875</text:p>
          </table:table-cell>
          <table:table-cell office:value-type="float" office:value="0.271193771626298" calcext:value-type="float">
            <text:p>0,271193771626298</text:p>
          </table:table-cell>
          <table:table-cell office:value-type="float" office:value="0.385249374973516" calcext:value-type="float">
            <text:p>0,385249374973516</text:p>
          </table:table-cell>
          <table:table-cell office:value-type="float" office:value="0.238581344390065" calcext:value-type="float">
            <text:p>0,238581344390065</text:p>
          </table:table-cell>
          <table:table-cell office:value-type="float" office:value="0.664874945151382" calcext:value-type="float">
            <text:p>0,664874945151382</text:p>
          </table:table-cell>
          <table:table-cell office:value-type="float" office:value="0.440519807648271" calcext:value-type="float">
            <text:p>0,440519807648271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477643694196429" calcext:value-type="float">
            <text:p>0,477643694196429</text:p>
          </table:table-cell>
          <table:table-cell office:value-type="float" office:value="0.356304909560723" calcext:value-type="float">
            <text:p>0,356304909560723</text:p>
          </table:table-cell>
          <table:table-cell office:value-type="float" office:value="0.479350622262393" calcext:value-type="float">
            <text:p>0,479350622262393</text:p>
          </table:table-cell>
          <table:table-cell office:value-type="float" office:value="0.315227579269826" calcext:value-type="float">
            <text:p>0,315227579269826</text:p>
          </table:table-cell>
          <table:table-cell office:value-type="float" office:value="0.732211129991504" calcext:value-type="float">
            <text:p>0,732211129991504</text:p>
          </table:table-cell>
          <table:table-cell office:value-type="float" office:value="0.35316265060241" calcext:value-type="float">
            <text:p>0,35316265060241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5208740234375" calcext:value-type="float">
            <text:p>0,5208740234375</text:p>
          </table:table-cell>
          <table:table-cell office:value-type="float" office:value="0.329660147117523" calcext:value-type="float">
            <text:p>0,329660147117523</text:p>
          </table:table-cell>
          <table:table-cell office:value-type="float" office:value="0.45701581027668" calcext:value-type="float">
            <text:p>0,45701581027668</text:p>
          </table:table-cell>
          <table:table-cell office:value-type="float" office:value="0.296189561319244" calcext:value-type="float">
            <text:p>0,296189561319244</text:p>
          </table:table-cell>
          <table:table-cell office:value-type="float" office:value="0.744718536648203" calcext:value-type="float">
            <text:p>0,744718536648203</text:p>
          </table:table-cell>
          <table:table-cell office:value-type="float" office:value="0.437766033765364" calcext:value-type="float">
            <text:p>0,437766033765364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483843122209822" calcext:value-type="float">
            <text:p>0,483843122209822</text:p>
          </table:table-cell>
          <table:table-cell office:value-type="float" office:value="0.254192262991865" calcext:value-type="float">
            <text:p>0,254192262991865</text:p>
          </table:table-cell>
          <table:table-cell office:value-type="float" office:value="0.362643869981374" calcext:value-type="float">
            <text:p>0,362643869981374</text:p>
          </table:table-cell>
          <table:table-cell office:value-type="float" office:value="0.221481364580867" calcext:value-type="float">
            <text:p>0,221481364580867</text:p>
          </table:table-cell>
          <table:table-cell office:value-type="float" office:value="0.632502065650116" calcext:value-type="float">
            <text:p>0,632502065650116</text:p>
          </table:table-cell>
          <table:table-cell office:value-type="float" office:value="0.438895323749177" calcext:value-type="float">
            <text:p>0,438895323749177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579302106584821" calcext:value-type="float">
            <text:p>0,579302106584821</text:p>
          </table:table-cell>
          <table:table-cell office:value-type="float" office:value="0.262124002455494" calcext:value-type="float">
            <text:p>0,262124002455494</text:p>
          </table:table-cell>
          <table:table-cell office:value-type="float" office:value="0.382523451797438" calcext:value-type="float">
            <text:p>0,382523451797438</text:p>
          </table:table-cell>
          <table:table-cell office:value-type="float" office:value="0.236493970946609" calcext:value-type="float">
            <text:p>0,236493970946609</text:p>
          </table:table-cell>
          <table:table-cell office:value-type="float" office:value="0.707489111910623" calcext:value-type="float">
            <text:p>0,707489111910623</text:p>
          </table:table-cell>
          <table:table-cell office:value-type="float" office:value="0.550361250053439" calcext:value-type="float">
            <text:p>0,550361250053439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545506068638393" calcext:value-type="float">
            <text:p>0,545506068638393</text:p>
          </table:table-cell>
          <table:table-cell office:value-type="float" office:value="0.264839657805291" calcext:value-type="float">
            <text:p>0,264839657805291</text:p>
          </table:table-cell>
          <table:table-cell office:value-type="float" office:value="0.382280791154616" calcext:value-type="float">
            <text:p>0,382280791154616</text:p>
          </table:table-cell>
          <table:table-cell office:value-type="float" office:value="0.236308494740235" calcext:value-type="float">
            <text:p>0,236308494740235</text:p>
          </table:table-cell>
          <table:table-cell office:value-type="float" office:value="0.686866536070181" calcext:value-type="float">
            <text:p>0,686866536070181</text:p>
          </table:table-cell>
          <table:table-cell office:value-type="float" office:value="0.509111242681403" calcext:value-type="float">
            <text:p>0,50911124268140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3" table:formula="of:=AVERAGE([.C2:.C25])" office:value-type="float" office:value="0.589808146158854" calcext:value-type="float">
            <text:p>0,589808146158854</text:p>
          </table:table-cell>
          <table:table-cell table:style-name="ce3" table:formula="of:=AVERAGE([.D2:.D25])" office:value-type="float" office:value="0.491676630600035" calcext:value-type="float">
            <text:p>0,491676630600035</text:p>
          </table:table-cell>
          <table:table-cell table:style-name="ce3" table:formula="of:=AVERAGE([.E2:.E25])" office:value-type="float" office:value="0.472422306943458" calcext:value-type="float">
            <text:p>0,472422306943458</text:p>
          </table:table-cell>
          <table:table-cell table:style-name="ce3" table:formula="of:=AVERAGE([.F2:.F25])" office:value-type="float" office:value="0.317834717782379" calcext:value-type="float">
            <text:p>0,317834717782379</text:p>
          </table:table-cell>
          <table:table-cell table:style-name="ce3" table:formula="of:=AVERAGE([.G2:.G25])" office:value-type="float" office:value="0.551576106689949" calcext:value-type="float">
            <text:p>0,551576106689949</text:p>
          </table:table-cell>
          <table:table-cell table:style-name="ce3" table:formula="of:=AVERAGE([.H2:.H25])" office:value-type="float" office:value="0.625241697894557" calcext:value-type="float">
            <text:p>0,625241697894557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723692394438244" calcext:value-type="float">
            <text:p>0,723692394438244</text:p>
          </table:table-cell>
          <table:table-cell table:formula="of:=AVERAGE([.D8:.D13])" office:value-type="float" office:value="0.728724339593819" calcext:value-type="float">
            <text:p>0,728724339593819</text:p>
          </table:table-cell>
          <table:table-cell table:formula="of:=AVERAGE([.E8:.E13])" office:value-type="float" office:value="0.487973561692776" calcext:value-type="float">
            <text:p>0,487973561692776</text:p>
          </table:table-cell>
          <table:table-cell table:formula="of:=AVERAGE([.F8:.F13])" office:value-type="float" office:value="0.329107498356656" calcext:value-type="float">
            <text:p>0,329107498356656</text:p>
          </table:table-cell>
          <table:table-cell table:formula="of:=AVERAGE([.G8:.G13])" office:value-type="float" office:value="0.405368047576984" calcext:value-type="float">
            <text:p>0,405368047576984</text:p>
          </table:table-cell>
          <table:table-cell table:formula="of:=AVERAGE([.H8:.H13])" office:value-type="float" office:value="0.896555897524808" calcext:value-type="float">
            <text:p>0,896555897524808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495258149646577" calcext:value-type="float">
            <text:p>0,495258149646577</text:p>
          </table:table-cell>
          <table:table-cell table:formula="of:=AVERAGE([.D2:.D7])" office:value-type="float" office:value="0.436171819659135" calcext:value-type="float">
            <text:p>0,436171819659135</text:p>
          </table:table-cell>
          <table:table-cell table:formula="of:=AVERAGE([.E2:.E7])" office:value-type="float" office:value="0.466664011069712" calcext:value-type="float">
            <text:p>0,466664011069712</text:p>
          </table:table-cell>
          <table:table-cell table:formula="of:=AVERAGE([.F2:.F7])" office:value-type="float" office:value="0.312496253192126" calcext:value-type="float">
            <text:p>0,312496253192126</text:p>
          </table:table-cell>
          <table:table-cell table:formula="of:=AVERAGE([.G2:.G7])" office:value-type="float" office:value="0.513107880234381" calcext:value-type="float">
            <text:p>0,513107880234381</text:p>
          </table:table-cell>
          <table:table-cell table:formula="of:=AVERAGE([.H2:.H7])" office:value-type="float" office:value="0.486490948878191" calcext:value-type="float">
            <text:p>0,486490948878191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623417445591518" calcext:value-type="float">
            <text:p>0,623417445591518</text:p>
          </table:table-cell>
          <table:table-cell table:formula="of:=AVERAGE([.D14:.D19])" office:value-type="float" office:value="0.512091237887654" calcext:value-type="float">
            <text:p>0,512091237887654</text:p>
          </table:table-cell>
          <table:table-cell table:formula="of:=AVERAGE([.E14:.E19])" office:value-type="float" office:value="0.526874334937008" calcext:value-type="float">
            <text:p>0,526874334937008</text:p>
          </table:table-cell>
          <table:table-cell table:formula="of:=AVERAGE([.F14:.F19])" office:value-type="float" office:value="0.372354733706261" calcext:value-type="float">
            <text:p>0,372354733706261</text:p>
          </table:table-cell>
          <table:table-cell table:formula="of:=AVERAGE([.G14:.G19])" office:value-type="float" office:value="0.593051444711428" calcext:value-type="float">
            <text:p>0,593051444711428</text:p>
          </table:table-cell>
          <table:table-cell table:formula="of:=AVERAGE([.H14:.H19])" office:value-type="float" office:value="0.662950560425216" calcext:value-type="float">
            <text:p>0,662950560425216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516864594959077" calcext:value-type="float">
            <text:p>0,516864594959077</text:p>
          </table:table-cell>
          <table:table-cell table:formula="of:=AVERAGE([.D20:.D25])" office:value-type="float" office:value="0.289719125259532" calcext:value-type="float">
            <text:p>0,289719125259532</text:p>
          </table:table-cell>
          <table:table-cell table:formula="of:=AVERAGE([.E20:.E25])" office:value-type="float" office:value="0.408177320074336" calcext:value-type="float">
            <text:p>0,408177320074336</text:p>
          </table:table-cell>
          <table:table-cell table:formula="of:=AVERAGE([.F20:.F25])" office:value-type="float" office:value="0.257380385874474" calcext:value-type="float">
            <text:p>0,257380385874474</text:p>
          </table:table-cell>
          <table:table-cell table:formula="of:=AVERAGE([.G20:.G25])" office:value-type="float" office:value="0.694777054237002" calcext:value-type="float">
            <text:p>0,694777054237002</text:p>
          </table:table-cell>
          <table:table-cell table:formula="of:=AVERAGE([.H20:.H25])" office:value-type="float" office:value="0.454969384750011" calcext:value-type="float">
            <text:p>0,454969384750011</text:p>
          </table:table-cell>
        </table:table-row>
      </table:table>
      <table:table table:name="3-phoulady_et_al_(2016)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Displasia type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f1/dice</text:p>
          </table:table-cell>
          <table:table-cell table:style-name="ce1" office:value-type="string" calcext:value-type="string">
            <text:p>jaccard</text:p>
          </table:table-cell>
          <table:table-cell table:style-name="ce1" office:value-type="string" calcext:value-type="string">
            <text:p>sensitivity/recall</text:p>
          </table:table-cell>
          <table:table-cell table:style-name="ce1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61419677734375" calcext:value-type="float">
            <text:p>0,61419677734375</text:p>
          </table:table-cell>
          <table:table-cell office:value-type="float" office:value="0.470026823030379" calcext:value-type="float">
            <text:p>0,470026823030379</text:p>
          </table:table-cell>
          <table:table-cell office:value-type="float" office:value="0.254058701552675" calcext:value-type="float">
            <text:p>0,254058701552675</text:p>
          </table:table-cell>
          <table:table-cell office:value-type="float" office:value="0.14551388513383" calcext:value-type="float">
            <text:p>0,14551388513383</text:p>
          </table:table-cell>
          <table:table-cell office:value-type="float" office:value="0.174074758582452" calcext:value-type="float">
            <text:p>0,174074758582452</text:p>
          </table:table-cell>
          <table:table-cell office:value-type="float" office:value="0.881011736365928" calcext:value-type="float">
            <text:p>0,881011736365928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544625418526786" calcext:value-type="float">
            <text:p>0,544625418526786</text:p>
          </table:table-cell>
          <table:table-cell office:value-type="float" office:value="0.511225792721856" calcext:value-type="float">
            <text:p>0,511225792721856</text:p>
          </table:table-cell>
          <table:table-cell office:value-type="float" office:value="0.268993897318179" calcext:value-type="float">
            <text:p>0,268993897318179</text:p>
          </table:table-cell>
          <table:table-cell office:value-type="float" office:value="0.155397428640737" calcext:value-type="float">
            <text:p>0,155397428640737</text:p>
          </table:table-cell>
          <table:table-cell office:value-type="float" office:value="0.182514055614648" calcext:value-type="float">
            <text:p>0,182514055614648</text:p>
          </table:table-cell>
          <table:table-cell office:value-type="float" office:value="0.851918117343649" calcext:value-type="float">
            <text:p>0,851918117343649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65087890625" calcext:value-type="float">
            <text:p>0,65087890625</text:p>
          </table:table-cell>
          <table:table-cell office:value-type="float" office:value="0.515621562156216" calcext:value-type="float">
            <text:p>0,515621562156216</text:p>
          </table:table-cell>
          <table:table-cell office:value-type="float" office:value="0.318908620806967" calcext:value-type="float">
            <text:p>0,318908620806967</text:p>
          </table:table-cell>
          <table:table-cell office:value-type="float" office:value="0.189703322944914" calcext:value-type="float">
            <text:p>0,189703322944914</text:p>
          </table:table-cell>
          <table:table-cell office:value-type="float" office:value="0.23084121355398" calcext:value-type="float">
            <text:p>0,23084121355398</text:p>
          </table:table-cell>
          <table:table-cell office:value-type="float" office:value="0.881128509719222" calcext:value-type="float">
            <text:p>0,881128509719222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583138602120536" calcext:value-type="float">
            <text:p>0,583138602120536</text:p>
          </table:table-cell>
          <table:table-cell office:value-type="float" office:value="0.497406272105635" calcext:value-type="float">
            <text:p>0,497406272105635</text:p>
          </table:table-cell>
          <table:table-cell office:value-type="float" office:value="0.260895107057278" calcext:value-type="float">
            <text:p>0,260895107057278</text:p>
          </table:table-cell>
          <table:table-cell office:value-type="float" office:value="0.150016889789678" calcext:value-type="float">
            <text:p>0,150016889789678</text:p>
          </table:table-cell>
          <table:table-cell office:value-type="float" office:value="0.176819429601224" calcext:value-type="float">
            <text:p>0,176819429601224</text:p>
          </table:table-cell>
          <table:table-cell office:value-type="float" office:value="0.872683560559679" calcext:value-type="float">
            <text:p>0,872683560559679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598371233258929" calcext:value-type="float">
            <text:p>0,598371233258929</text:p>
          </table:table-cell>
          <table:table-cell office:value-type="float" office:value="0.655910618017032" calcext:value-type="float">
            <text:p>0,655910618017032</text:p>
          </table:table-cell>
          <table:table-cell office:value-type="float" office:value="0.421636824790939" calcext:value-type="float">
            <text:p>0,421636824790939</text:p>
          </table:table-cell>
          <table:table-cell office:value-type="float" office:value="0.267135492903965" calcext:value-type="float">
            <text:p>0,267135492903965</text:p>
          </table:table-cell>
          <table:table-cell office:value-type="float" office:value="0.310672785138036" calcext:value-type="float">
            <text:p>0,310672785138036</text:p>
          </table:table-cell>
          <table:table-cell office:value-type="float" office:value="0.854758920915507" calcext:value-type="float">
            <text:p>0,854758920915507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66912841796875" calcext:value-type="float">
            <text:p>0,66912841796875</text:p>
          </table:table-cell>
          <table:table-cell office:value-type="float" office:value="0.819981006647673" calcext:value-type="float">
            <text:p>0,819981006647673</text:p>
          </table:table-cell>
          <table:table-cell office:value-type="float" office:value="0.532205771767403" calcext:value-type="float">
            <text:p>0,532205771767403</text:p>
          </table:table-cell>
          <table:table-cell office:value-type="float" office:value="0.362588816286765" calcext:value-type="float">
            <text:p>0,362588816286765</text:p>
          </table:table-cell>
          <table:table-cell office:value-type="float" office:value="0.393948242508304" calcext:value-type="float">
            <text:p>0,393948242508304</text:p>
          </table:table-cell>
          <table:table-cell office:value-type="float" office:value="0.920876882492403" calcext:value-type="float">
            <text:p>0,920876882492403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738054547991071" calcext:value-type="float">
            <text:p>0,738054547991071</text:p>
          </table:table-cell>
          <table:table-cell office:value-type="float" office:value="0.279446955596916" calcext:value-type="float">
            <text:p>0,279446955596916</text:p>
          </table:table-cell>
          <table:table-cell office:value-type="float" office:value="0.218673602080624" calcext:value-type="float">
            <text:p>0,218673602080624</text:p>
          </table:table-cell>
          <table:table-cell office:value-type="float" office:value="0.122758862348887" calcext:value-type="float">
            <text:p>0,122758862348887</text:p>
          </table:table-cell>
          <table:table-cell office:value-type="float" office:value="0.179612065282406" calcext:value-type="float">
            <text:p>0,179612065282406</text:p>
          </table:table-cell>
          <table:table-cell office:value-type="float" office:value="0.881247124296137" calcext:value-type="float">
            <text:p>0,881247124296137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702627999441964" calcext:value-type="float">
            <text:p>0,702627999441964</text:p>
          </table:table-cell>
          <table:table-cell office:value-type="float" office:value="0.774705815149092" calcext:value-type="float">
            <text:p>0,774705815149092</text:p>
          </table:table-cell>
          <table:table-cell office:value-type="float" office:value="0.442992699537801" calcext:value-type="float">
            <text:p>0,442992699537801</text:p>
          </table:table-cell>
          <table:table-cell office:value-type="float" office:value="0.284515492898651" calcext:value-type="float">
            <text:p>0,284515492898651</text:p>
          </table:table-cell>
          <table:table-cell office:value-type="float" office:value="0.310179996798024" calcext:value-type="float">
            <text:p>0,310179996798024</text:p>
          </table:table-cell>
          <table:table-cell office:value-type="float" office:value="0.944423307264144" calcext:value-type="float">
            <text:p>0,944423307264144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637459891183036" calcext:value-type="float">
            <text:p>0,637459891183036</text:p>
          </table:table-cell>
          <table:table-cell office:value-type="float" office:value="0.87466252699784" calcext:value-type="float">
            <text:p>0,87466252699784</text:p>
          </table:table-cell>
          <table:table-cell office:value-type="float" office:value="0.383987436478658" calcext:value-type="float">
            <text:p>0,383987436478658</text:p>
          </table:table-cell>
          <table:table-cell office:value-type="float" office:value="0.237614140599215" calcext:value-type="float">
            <text:p>0,237614140599215</text:p>
          </table:table-cell>
          <table:table-cell office:value-type="float" office:value="0.245990015375562" calcext:value-type="float">
            <text:p>0,245990015375562</text:p>
          </table:table-cell>
          <table:table-cell office:value-type="float" office:value="0.970051768348735" calcext:value-type="float">
            <text:p>0,970051768348735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759852818080357" calcext:value-type="float">
            <text:p>0,759852818080357</text:p>
          </table:table-cell>
          <table:table-cell office:value-type="float" office:value="0.923282666840629" calcext:value-type="float">
            <text:p>0,923282666840629</text:p>
          </table:table-cell>
          <table:table-cell office:value-type="float" office:value="0.506839994270162" calcext:value-type="float">
            <text:p>0,506839994270162</text:p>
          </table:table-cell>
          <table:table-cell office:value-type="float" office:value="0.339441179997602" calcext:value-type="float">
            <text:p>0,339441179997602</text:p>
          </table:table-cell>
          <table:table-cell office:value-type="float" office:value="0.349292924307115" calcext:value-type="float">
            <text:p>0,349292924307115</text:p>
          </table:table-cell>
          <table:table-cell office:value-type="float" office:value="0.984144319055131" calcext:value-type="float">
            <text:p>0,984144319055131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773088727678571" calcext:value-type="float">
            <text:p>0,773088727678571</text:p>
          </table:table-cell>
          <table:table-cell office:value-type="float" office:value="0.481065625217937" calcext:value-type="float">
            <text:p>0,481065625217937</text:p>
          </table:table-cell>
          <table:table-cell office:value-type="float" office:value="0.346459065796082" calcext:value-type="float">
            <text:p>0,346459065796082</text:p>
          </table:table-cell>
          <table:table-cell office:value-type="float" office:value="0.209525545228115" calcext:value-type="float">
            <text:p>0,209525545228115</text:p>
          </table:table-cell>
          <table:table-cell office:value-type="float" office:value="0.270711510537263" calcext:value-type="float">
            <text:p>0,270711510537263</text:p>
          </table:table-cell>
          <table:table-cell office:value-type="float" office:value="0.916587263331353" calcext:value-type="float">
            <text:p>0,916587263331353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778407505580357" calcext:value-type="float">
            <text:p>0,778407505580357</text:p>
          </table:table-cell>
          <table:table-cell office:value-type="float" office:value="0.924184416284713" calcext:value-type="float">
            <text:p>0,924184416284713</text:p>
          </table:table-cell>
          <table:table-cell office:value-type="float" office:value="0.574247805401059" calcext:value-type="float">
            <text:p>0,574247805401059</text:p>
          </table:table-cell>
          <table:table-cell office:value-type="float" office:value="0.402768312457406" calcext:value-type="float">
            <text:p>0,402768312457406</text:p>
          </table:table-cell>
          <table:table-cell office:value-type="float" office:value="0.416530974311615" calcext:value-type="float">
            <text:p>0,416530974311615</text:p>
          </table:table-cell>
          <table:table-cell office:value-type="float" office:value="0.980881413089297" calcext:value-type="float">
            <text:p>0,980881413089297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666599818638393" calcext:value-type="float">
            <text:p>0,666599818638393</text:p>
          </table:table-cell>
          <table:table-cell office:value-type="float" office:value="0.333957959915268" calcext:value-type="float">
            <text:p>0,333957959915268</text:p>
          </table:table-cell>
          <table:table-cell office:value-type="float" office:value="0.300111654128457" calcext:value-type="float">
            <text:p>0,300111654128457</text:p>
          </table:table-cell>
          <table:table-cell office:value-type="float" office:value="0.176547862603639" calcext:value-type="float">
            <text:p>0,176547862603639</text:p>
          </table:table-cell>
          <table:table-cell office:value-type="float" office:value="0.272494598637195" calcext:value-type="float">
            <text:p>0,272494598637195</text:p>
          </table:table-cell>
          <table:table-cell office:value-type="float" office:value="0.806744441686465" calcext:value-type="float">
            <text:p>0,806744441686465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681553431919643" calcext:value-type="float">
            <text:p>0,681553431919643</text:p>
          </table:table-cell>
          <table:table-cell office:value-type="float" office:value="0.443828163640218" calcext:value-type="float">
            <text:p>0,443828163640218</text:p>
          </table:table-cell>
          <table:table-cell office:value-type="float" office:value="0.407572021801194" calcext:value-type="float">
            <text:p>0,407572021801194</text:p>
          </table:table-cell>
          <table:table-cell office:value-type="float" office:value="0.255943771009473" calcext:value-type="float">
            <text:p>0,255943771009473</text:p>
          </table:table-cell>
          <table:table-cell office:value-type="float" office:value="0.376792034071141" calcext:value-type="float">
            <text:p>0,376792034071141</text:p>
          </table:table-cell>
          <table:table-cell office:value-type="float" office:value="0.806468664716151" calcext:value-type="float">
            <text:p>0,806468664716151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732334681919643" calcext:value-type="float">
            <text:p>0,732334681919643</text:p>
          </table:table-cell>
          <table:table-cell office:value-type="float" office:value="0.428475119032571" calcext:value-type="float">
            <text:p>0,428475119032571</text:p>
          </table:table-cell>
          <table:table-cell office:value-type="float" office:value="0.398503017477859" calcext:value-type="float">
            <text:p>0,398503017477859</text:p>
          </table:table-cell>
          <table:table-cell office:value-type="float" office:value="0.248831575598894" calcext:value-type="float">
            <text:p>0,248831575598894</text:p>
          </table:table-cell>
          <table:table-cell office:value-type="float" office:value="0.372449913928872" calcext:value-type="float">
            <text:p>0,372449913928872</text:p>
          </table:table-cell>
          <table:table-cell office:value-type="float" office:value="0.844778852205756" calcext:value-type="float">
            <text:p>0,844778852205756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658211844308036" calcext:value-type="float">
            <text:p>0,658211844308036</text:p>
          </table:table-cell>
          <table:table-cell office:value-type="float" office:value="0.641844367533772" calcext:value-type="float">
            <text:p>0,641844367533772</text:p>
          </table:table-cell>
          <table:table-cell office:value-type="float" office:value="0.468077022240918" calcext:value-type="float">
            <text:p>0,468077022240918</text:p>
          </table:table-cell>
          <table:table-cell office:value-type="float" office:value="0.305548665981646" calcext:value-type="float">
            <text:p>0,305548665981646</text:p>
          </table:table-cell>
          <table:table-cell office:value-type="float" office:value="0.368352483875101" calcext:value-type="float">
            <text:p>0,368352483875101</text:p>
          </table:table-cell>
          <table:table-cell office:value-type="float" office:value="0.858191141366811" calcext:value-type="float">
            <text:p>0,858191141366811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696559361049107" calcext:value-type="float">
            <text:p>0,696559361049107</text:p>
          </table:table-cell>
          <table:table-cell office:value-type="float" office:value="0.822179803877536" calcext:value-type="float">
            <text:p>0,822179803877536</text:p>
          </table:table-cell>
          <table:table-cell office:value-type="float" office:value="0.557998348891852" calcext:value-type="float">
            <text:p>0,557998348891852</text:p>
          </table:table-cell>
          <table:table-cell office:value-type="float" office:value="0.386960963923337" calcext:value-type="float">
            <text:p>0,386960963923337</text:p>
          </table:table-cell>
          <table:table-cell office:value-type="float" office:value="0.422304246688583" calcext:value-type="float">
            <text:p>0,422304246688583</text:p>
          </table:table-cell>
          <table:table-cell office:value-type="float" office:value="0.924191412295958" calcext:value-type="float">
            <text:p>0,924191412295958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605146135602679" calcext:value-type="float">
            <text:p>0,605146135602679</text:p>
          </table:table-cell>
          <table:table-cell office:value-type="float" office:value="0.83425195289266" calcext:value-type="float">
            <text:p>0,83425195289266</text:p>
          </table:table-cell>
          <table:table-cell office:value-type="float" office:value="0.481645547886405" calcext:value-type="float">
            <text:p>0,481645547886405</text:p>
          </table:table-cell>
          <table:table-cell office:value-type="float" office:value="0.317215487606296" calcext:value-type="float">
            <text:p>0,317215487606296</text:p>
          </table:table-cell>
          <table:table-cell office:value-type="float" office:value="0.338552394438723" calcext:value-type="float">
            <text:p>0,338552394438723</text:p>
          </table:table-cell>
          <table:table-cell office:value-type="float" office:value="0.920447624847747" calcext:value-type="float">
            <text:p>0,920447624847747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729178292410714" calcext:value-type="float">
            <text:p>0,729178292410714</text:p>
          </table:table-cell>
          <table:table-cell office:value-type="float" office:value="0.426980879691557" calcext:value-type="float">
            <text:p>0,426980879691557</text:p>
          </table:table-cell>
          <table:table-cell office:value-type="float" office:value="0.41136337793276" calcext:value-type="float">
            <text:p>0,41136337793276</text:p>
          </table:table-cell>
          <table:table-cell office:value-type="float" office:value="0.258941139980436" calcext:value-type="float">
            <text:p>0,258941139980436</text:p>
          </table:table-cell>
          <table:table-cell office:value-type="float" office:value="0.396848032762908" calcext:value-type="float">
            <text:p>0,396848032762908</text:p>
          </table:table-cell>
          <table:table-cell office:value-type="float" office:value="0.833237920769407" calcext:value-type="float">
            <text:p>0,833237920769407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67572021484375" calcext:value-type="float">
            <text:p>0,67572021484375</text:p>
          </table:table-cell>
          <table:table-cell office:value-type="float" office:value="0.513279802347128" calcext:value-type="float">
            <text:p>0,513279802347128</text:p>
          </table:table-cell>
          <table:table-cell office:value-type="float" office:value="0.329565734681737" calcext:value-type="float">
            <text:p>0,329565734681737</text:p>
          </table:table-cell>
          <table:table-cell office:value-type="float" office:value="0.197293447293447" calcext:value-type="float">
            <text:p>0,197293447293447</text:p>
          </table:table-cell>
          <table:table-cell office:value-type="float" office:value="0.242698598130841" calcext:value-type="float">
            <text:p>0,242698598130841</text:p>
          </table:table-cell>
          <table:table-cell office:value-type="float" office:value="0.887463647694225" calcext:value-type="float">
            <text:p>0,887463647694225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703482491629464" calcext:value-type="float">
            <text:p>0,703482491629464</text:p>
          </table:table-cell>
          <table:table-cell office:value-type="float" office:value="0.424744053379514" calcext:value-type="float">
            <text:p>0,424744053379514</text:p>
          </table:table-cell>
          <table:table-cell office:value-type="float" office:value="0.329051987767584" calcext:value-type="float">
            <text:p>0,329051987767584</text:p>
          </table:table-cell>
          <table:table-cell office:value-type="float" office:value="0.19692532942899" calcext:value-type="float">
            <text:p>0,19692532942899</text:p>
          </table:table-cell>
          <table:table-cell office:value-type="float" office:value="0.268549529820945" calcext:value-type="float">
            <text:p>0,268549529820945</text:p>
          </table:table-cell>
          <table:table-cell office:value-type="float" office:value="0.864962456358506" calcext:value-type="float">
            <text:p>0,864962456358506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723807198660714" calcext:value-type="float">
            <text:p>0,723807198660714</text:p>
          </table:table-cell>
          <table:table-cell office:value-type="float" office:value="0.330377535939809" calcext:value-type="float">
            <text:p>0,330377535939809</text:p>
          </table:table-cell>
          <table:table-cell office:value-type="float" office:value="0.236943534399692" calcext:value-type="float">
            <text:p>0,236943534399692</text:p>
          </table:table-cell>
          <table:table-cell office:value-type="float" office:value="0.134393616439854" calcext:value-type="float">
            <text:p>0,134393616439854</text:p>
          </table:table-cell>
          <table:table-cell office:value-type="float" office:value="0.184706677683467" calcext:value-type="float">
            <text:p>0,184706677683467</text:p>
          </table:table-cell>
          <table:table-cell office:value-type="float" office:value="0.88680702232518" calcext:value-type="float">
            <text:p>0,88680702232518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741969517299107" calcext:value-type="float">
            <text:p>0,741969517299107</text:p>
          </table:table-cell>
          <table:table-cell office:value-type="float" office:value="0.277751535191308" calcext:value-type="float">
            <text:p>0,277751535191308</text:p>
          </table:table-cell>
          <table:table-cell office:value-type="float" office:value="0.263434303208303" calcext:value-type="float">
            <text:p>0,263434303208303</text:p>
          </table:table-cell>
          <table:table-cell office:value-type="float" office:value="0.15169843772395" calcext:value-type="float">
            <text:p>0,15169843772395</text:p>
          </table:table-cell>
          <table:table-cell office:value-type="float" office:value="0.250520734709335" calcext:value-type="float">
            <text:p>0,250520734709335</text:p>
          </table:table-cell>
          <table:table-cell office:value-type="float" office:value="0.852924201616006" calcext:value-type="float">
            <text:p>0,852924201616006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745893205915179" calcext:value-type="float">
            <text:p>0,745893205915179</text:p>
          </table:table-cell>
          <table:table-cell office:value-type="float" office:value="0.369760272396816" calcext:value-type="float">
            <text:p>0,369760272396816</text:p>
          </table:table-cell>
          <table:table-cell office:value-type="float" office:value="0.35545725975893" calcext:value-type="float">
            <text:p>0,35545725975893</text:p>
          </table:table-cell>
          <table:table-cell office:value-type="float" office:value="0.216143521880632" calcext:value-type="float">
            <text:p>0,216143521880632</text:p>
          </table:table-cell>
          <table:table-cell office:value-type="float" office:value="0.342219572438463" calcext:value-type="float">
            <text:p>0,342219572438463</text:p>
          </table:table-cell>
          <table:table-cell office:value-type="float" office:value="0.849823476525667" calcext:value-type="float">
            <text:p>0,84982347652566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3" table:formula="of:=AVERAGE([.C2:.C25])" office:value-type="float" office:value="0.683761959984189" calcext:value-type="float">
            <text:p>0,683761959984189</text:p>
          </table:table-cell>
          <table:table-cell table:style-name="ce3" table:formula="of:=AVERAGE([.D2:.D25])" office:value-type="float" office:value="0.56562298027517" calcext:value-type="float">
            <text:p>0,56562298027517</text:p>
          </table:table-cell>
          <table:table-cell table:style-name="ce3" table:formula="of:=AVERAGE([.E2:.E25])" office:value-type="float" office:value="0.377900972376397" calcext:value-type="float">
            <text:p>0,377900972376397</text:p>
          </table:table-cell>
          <table:table-cell table:style-name="ce3" table:formula="of:=AVERAGE([.F2:.F25])" office:value-type="float" office:value="0.238059299529182" calcext:value-type="float">
            <text:p>0,238059299529182</text:p>
          </table:table-cell>
          <table:table-cell table:style-name="ce3" table:formula="of:=AVERAGE([.G2:.G25])" office:value-type="float" office:value="0.294903199533175" calcext:value-type="float">
            <text:p>0,294903199533175</text:p>
          </table:table-cell>
          <table:table-cell table:style-name="ce3" table:formula="of:=AVERAGE([.H2:.H25])" office:value-type="float" office:value="0.886489741049544" calcext:value-type="float">
            <text:p>0,886489741049544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73158191499256" calcext:value-type="float">
            <text:p>0,73158191499256</text:p>
          </table:table-cell>
          <table:table-cell table:formula="of:=AVERAGE([.D8:.D13])" office:value-type="float" office:value="0.709558001014521" calcext:value-type="float">
            <text:p>0,709558001014521</text:p>
          </table:table-cell>
          <table:table-cell table:formula="of:=AVERAGE([.E8:.E13])" office:value-type="float" office:value="0.412200100594064" calcext:value-type="float">
            <text:p>0,412200100594064</text:p>
          </table:table-cell>
          <table:table-cell table:formula="of:=AVERAGE([.F8:.F13])" office:value-type="float" office:value="0.266103922254979" calcext:value-type="float">
            <text:p>0,266103922254979</text:p>
          </table:table-cell>
          <table:table-cell table:formula="of:=AVERAGE([.G8:.G13])" office:value-type="float" office:value="0.295386247768664" calcext:value-type="float">
            <text:p>0,295386247768664</text:p>
          </table:table-cell>
          <table:table-cell table:formula="of:=AVERAGE([.H8:.H13])" office:value-type="float" office:value="0.946222532564133" calcext:value-type="float">
            <text:p>0,94622253256413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610056559244792" calcext:value-type="float">
            <text:p>0,610056559244792</text:p>
          </table:table-cell>
          <table:table-cell table:formula="of:=AVERAGE([.D2:.D7])" office:value-type="float" office:value="0.578362012446465" calcext:value-type="float">
            <text:p>0,578362012446465</text:p>
          </table:table-cell>
          <table:table-cell table:formula="of:=AVERAGE([.E2:.E7])" office:value-type="float" office:value="0.34278315388224" calcext:value-type="float">
            <text:p>0,34278315388224</text:p>
          </table:table-cell>
          <table:table-cell table:formula="of:=AVERAGE([.F2:.F7])" office:value-type="float" office:value="0.211725972616648" calcext:value-type="float">
            <text:p>0,211725972616648</text:p>
          </table:table-cell>
          <table:table-cell table:formula="of:=AVERAGE([.G2:.G7])" office:value-type="float" office:value="0.244811747499774" calcext:value-type="float">
            <text:p>0,244811747499774</text:p>
          </table:table-cell>
          <table:table-cell table:formula="of:=AVERAGE([.H2:.H7])" office:value-type="float" office:value="0.877062954566065" calcext:value-type="float">
            <text:p>0,877062954566065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67340087890625" calcext:value-type="float">
            <text:p>0,67340087890625</text:p>
          </table:table-cell>
          <table:table-cell table:formula="of:=AVERAGE([.D14:.D19])" office:value-type="float" office:value="0.584089561148671" calcext:value-type="float">
            <text:p>0,584089561148671</text:p>
          </table:table-cell>
          <table:table-cell table:formula="of:=AVERAGE([.E14:.E19])" office:value-type="float" office:value="0.435651268737781" calcext:value-type="float">
            <text:p>0,435651268737781</text:p>
          </table:table-cell>
          <table:table-cell table:formula="of:=AVERAGE([.F14:.F19])" office:value-type="float" office:value="0.281841387787214" calcext:value-type="float">
            <text:p>0,281841387787214</text:p>
          </table:table-cell>
          <table:table-cell table:formula="of:=AVERAGE([.G14:.G19])" office:value-type="float" office:value="0.358490945273269" calcext:value-type="float">
            <text:p>0,358490945273269</text:p>
          </table:table-cell>
          <table:table-cell table:formula="of:=AVERAGE([.H14:.H19])" office:value-type="float" office:value="0.860137022853148" calcext:value-type="float">
            <text:p>0,860137022853148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720008486793155" calcext:value-type="float">
            <text:p>0,720008486793155</text:p>
          </table:table-cell>
          <table:table-cell table:formula="of:=AVERAGE([.D20:.D25])" office:value-type="float" office:value="0.390482346491022" calcext:value-type="float">
            <text:p>0,390482346491022</text:p>
          </table:table-cell>
          <table:table-cell table:formula="of:=AVERAGE([.E20:.E25])" office:value-type="float" office:value="0.320969366291501" calcext:value-type="float">
            <text:p>0,320969366291501</text:p>
          </table:table-cell>
          <table:table-cell table:formula="of:=AVERAGE([.F20:.F25])" office:value-type="float" office:value="0.192565915457885" calcext:value-type="float">
            <text:p>0,192565915457885</text:p>
          </table:table-cell>
          <table:table-cell table:formula="of:=AVERAGE([.G20:.G25])" office:value-type="float" office:value="0.280923857590993" calcext:value-type="float">
            <text:p>0,280923857590993</text:p>
          </table:table-cell>
          <table:table-cell table:formula="of:=AVERAGE([.H20:.H25])" office:value-type="float" office:value="0.862536454214832" calcext:value-type="float">
            <text:p>0,862536454214832</text:p>
          </table:table-cell>
        </table:table-row>
      </table:table>
      <table:table table:name="4-vahadane_and_sethi_(2013)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Displasia type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f1/dice</text:p>
          </table:table-cell>
          <table:table-cell table:style-name="ce1" office:value-type="string" calcext:value-type="string">
            <text:p>jaccard</text:p>
          </table:table-cell>
          <table:table-cell table:style-name="ce1" office:value-type="string" calcext:value-type="string">
            <text:p>sensitivity/recall</text:p>
          </table:table-cell>
          <table:table-cell table:style-name="ce1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550240652901786" calcext:value-type="float">
            <text:p>0,550240652901786</text:p>
          </table:table-cell>
          <table:table-cell office:value-type="float" office:value="0.33005571943625" calcext:value-type="float">
            <text:p>0,33005571943625</text:p>
          </table:table-cell>
          <table:table-cell office:value-type="float" office:value="0.238012231512394" calcext:value-type="float">
            <text:p>0,238012231512394</text:p>
          </table:table-cell>
          <table:table-cell office:value-type="float" office:value="0.135081659344713" calcext:value-type="float">
            <text:p>0,135081659344713</text:p>
          </table:table-cell>
          <table:table-cell office:value-type="float" office:value="0.18611098276579" calcext:value-type="float">
            <text:p>0,18611098276579</text:p>
          </table:table-cell>
          <table:table-cell office:value-type="float" office:value="0.770986807092238" calcext:value-type="float">
            <text:p>0,770986807092238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536525181361607" calcext:value-type="float">
            <text:p>0,536525181361607</text:p>
          </table:table-cell>
          <table:table-cell office:value-type="float" office:value="0.494272351386159" calcext:value-type="float">
            <text:p>0,494272351386159</text:p>
          </table:table-cell>
          <table:table-cell office:value-type="float" office:value="0.45148441289071" calcext:value-type="float">
            <text:p>0,45148441289071</text:p>
          </table:table-cell>
          <table:table-cell office:value-type="float" office:value="0.291559488744652" calcext:value-type="float">
            <text:p>0,291559488744652</text:p>
          </table:table-cell>
          <table:table-cell office:value-type="float" office:value="0.41551435951983" calcext:value-type="float">
            <text:p>0,41551435951983</text:p>
          </table:table-cell>
          <table:table-cell office:value-type="float" office:value="0.6392166344294" calcext:value-type="float">
            <text:p>0,6392166344294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399911063058036" calcext:value-type="float">
            <text:p>0,399911063058036</text:p>
          </table:table-cell>
          <table:table-cell office:value-type="float" office:value="0.281668343263948" calcext:value-type="float">
            <text:p>0,281668343263948</text:p>
          </table:table-cell>
          <table:table-cell office:value-type="float" office:value="0.345931973047718" calcext:value-type="float">
            <text:p>0,345931973047718</text:p>
          </table:table-cell>
          <table:table-cell office:value-type="float" office:value="0.209140112384082" calcext:value-type="float">
            <text:p>0,209140112384082</text:p>
          </table:table-cell>
          <table:table-cell office:value-type="float" office:value="0.448187549251379" calcext:value-type="float">
            <text:p>0,448187549251379</text:p>
          </table:table-cell>
          <table:table-cell office:value-type="float" office:value="0.373447624190065" calcext:value-type="float">
            <text:p>0,373447624190065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492658342633929" calcext:value-type="float">
            <text:p>0,492658342633929</text:p>
          </table:table-cell>
          <table:table-cell office:value-type="float" office:value="0.291807583654956" calcext:value-type="float">
            <text:p>0,291807583654956</text:p>
          </table:table-cell>
          <table:table-cell office:value-type="float" office:value="0.201334175199714" calcext:value-type="float">
            <text:p>0,201334175199714</text:p>
          </table:table-cell>
          <table:table-cell office:value-type="float" office:value="0.111935286935287" calcext:value-type="float">
            <text:p>0,111935286935287</text:p>
          </table:table-cell>
          <table:table-cell office:value-type="float" office:value="0.15368496049957" calcext:value-type="float">
            <text:p>0,15368496049957</text:p>
          </table:table-cell>
          <table:table-cell office:value-type="float" office:value="0.734212373258471" calcext:value-type="float">
            <text:p>0,734212373258471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545000348772321" calcext:value-type="float">
            <text:p>0,545000348772321</text:p>
          </table:table-cell>
          <table:table-cell office:value-type="float" office:value="0.550480117181143" calcext:value-type="float">
            <text:p>0,550480117181143</text:p>
          </table:table-cell>
          <table:table-cell office:value-type="float" office:value="0.280006070891455" calcext:value-type="float">
            <text:p>0,280006070891455</text:p>
          </table:table-cell>
          <table:table-cell office:value-type="float" office:value="0.162794801861062" calcext:value-type="float">
            <text:p>0,162794801861062</text:p>
          </table:table-cell>
          <table:table-cell office:value-type="float" office:value="0.187754422322552" calcext:value-type="float">
            <text:p>0,187754422322552</text:p>
          </table:table-cell>
          <table:table-cell office:value-type="float" office:value="0.863366532550623" calcext:value-type="float">
            <text:p>0,863366532550623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63616943359375" calcext:value-type="float">
            <text:p>0,63616943359375</text:p>
          </table:table-cell>
          <table:table-cell office:value-type="float" office:value="0.858766679479436" calcext:value-type="float">
            <text:p>0,858766679479436</text:p>
          </table:table-cell>
          <table:table-cell office:value-type="float" office:value="0.428436408465174" calcext:value-type="float">
            <text:p>0,428436408465174</text:p>
          </table:table-cell>
          <table:table-cell office:value-type="float" office:value="0.272617926995084" calcext:value-type="float">
            <text:p>0,272617926995084</text:p>
          </table:table-cell>
          <table:table-cell office:value-type="float" office:value="0.285414461437384" calcext:value-type="float">
            <text:p>0,285414461437384</text:p>
          </table:table-cell>
          <table:table-cell office:value-type="float" office:value="0.957057468193809" calcext:value-type="float">
            <text:p>0,957057468193809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724173409598214" calcext:value-type="float">
            <text:p>0,724173409598214</text:p>
          </table:table-cell>
          <table:table-cell office:value-type="float" office:value="0.274822112753147" calcext:value-type="float">
            <text:p>0,274822112753147</text:p>
          </table:table-cell>
          <table:table-cell office:value-type="float" office:value="0.240954026298109" calcext:value-type="float">
            <text:p>0,240954026298109</text:p>
          </table:table-cell>
          <table:table-cell office:value-type="float" office:value="0.136979948165325" calcext:value-type="float">
            <text:p>0,136979948165325</text:p>
          </table:table-cell>
          <table:table-cell office:value-type="float" office:value="0.214517645048278" calcext:value-type="float">
            <text:p>0,214517645048278</text:p>
          </table:table-cell>
          <table:table-cell office:value-type="float" office:value="0.854856379132797" calcext:value-type="float">
            <text:p>0,854856379132797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717128208705357" calcext:value-type="float">
            <text:p>0,717128208705357</text:p>
          </table:table-cell>
          <table:table-cell office:value-type="float" office:value="0.894302691366655" calcext:value-type="float">
            <text:p>0,894302691366655</text:p>
          </table:table-cell>
          <table:table-cell office:value-type="float" office:value="0.440925070655546" calcext:value-type="float">
            <text:p>0,440925070655546</text:p>
          </table:table-cell>
          <table:table-cell office:value-type="float" office:value="0.282811981872444" calcext:value-type="float">
            <text:p>0,282811981872444</text:p>
          </table:table-cell>
          <table:table-cell office:value-type="float" office:value="0.29259199963406" calcext:value-type="float">
            <text:p>0,29259199963406</text:p>
          </table:table-cell>
          <table:table-cell office:value-type="float" office:value="0.978693722257451" calcext:value-type="float">
            <text:p>0,978693722257451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63116455078125" calcext:value-type="float">
            <text:p>0,63116455078125</text:p>
          </table:table-cell>
          <table:table-cell office:value-type="float" office:value="0.88049853372434" calcext:value-type="float">
            <text:p>0,88049853372434</text:p>
          </table:table-cell>
          <table:table-cell office:value-type="float" office:value="0.362177892371948" calcext:value-type="float">
            <text:p>0,362177892371948</text:p>
          </table:table-cell>
          <table:table-cell office:value-type="float" office:value="0.221133840290181" calcext:value-type="float">
            <text:p>0,221133840290181</text:p>
          </table:table-cell>
          <table:table-cell office:value-type="float" office:value="0.227975930601165" calcext:value-type="float">
            <text:p>0,227975930601165</text:p>
          </table:table-cell>
          <table:table-cell office:value-type="float" office:value="0.973712645346493" calcext:value-type="float">
            <text:p>0,973712645346493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743355887276786" calcext:value-type="float">
            <text:p>0,743355887276786</text:p>
          </table:table-cell>
          <table:table-cell office:value-type="float" office:value="0.964468281236906" calcext:value-type="float">
            <text:p>0,964468281236906</text:p>
          </table:table-cell>
          <table:table-cell office:value-type="float" office:value="0.438839319759018" calcext:value-type="float">
            <text:p>0,438839319759018</text:p>
          </table:table-cell>
          <table:table-cell office:value-type="float" office:value="0.281098112009379" calcext:value-type="float">
            <text:p>0,281098112009379</text:p>
          </table:table-cell>
          <table:table-cell office:value-type="float" office:value="0.28403958636689" calcext:value-type="float">
            <text:p>0,28403958636689</text:p>
          </table:table-cell>
          <table:table-cell office:value-type="float" office:value="0.994283325917836" calcext:value-type="float">
            <text:p>0,994283325917836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40313720703125" calcext:value-type="float">
            <text:p>0,40313720703125</text:p>
          </table:table-cell>
          <table:table-cell office:value-type="float" office:value="0.200510161411725" calcext:value-type="float">
            <text:p>0,200510161411725</text:p>
          </table:table-cell>
          <table:table-cell office:value-type="float" office:value="0.295917632658939" calcext:value-type="float">
            <text:p>0,295917632658939</text:p>
          </table:table-cell>
          <table:table-cell office:value-type="float" office:value="0.173652188609092" calcext:value-type="float">
            <text:p>0,173652188609092</text:p>
          </table:table-cell>
          <table:table-cell office:value-type="float" office:value="0.564538283426867" calcext:value-type="float">
            <text:p>0,564538283426867</text:p>
          </table:table-cell>
          <table:table-cell office:value-type="float" office:value="0.357034761846043" calcext:value-type="float">
            <text:p>0,357034761846043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718314034598214" calcext:value-type="float">
            <text:p>0,718314034598214</text:p>
          </table:table-cell>
          <table:table-cell office:value-type="float" office:value="0.973439006104744" calcext:value-type="float">
            <text:p>0,973439006104744</text:p>
          </table:table-cell>
          <table:table-cell office:value-type="float" office:value="0.360074479042865" calcext:value-type="float">
            <text:p>0,360074479042865</text:p>
          </table:table-cell>
          <table:table-cell office:value-type="float" office:value="0.219567580625679" calcext:value-type="float">
            <text:p>0,219567580625679</text:p>
          </table:table-cell>
          <table:table-cell office:value-type="float" office:value="0.220890951952755" calcext:value-type="float">
            <text:p>0,220890951952755</text:p>
          </table:table-cell>
          <table:table-cell office:value-type="float" office:value="0.99662773146952" calcext:value-type="float">
            <text:p>0,99662773146952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593575613839286" calcext:value-type="float">
            <text:p>0,593575613839286</text:p>
          </table:table-cell>
          <table:table-cell office:value-type="float" office:value="0.33677037037037" calcext:value-type="float">
            <text:p>0,33677037037037</text:p>
          </table:table-cell>
          <table:table-cell office:value-type="float" office:value="0.422475529674142" calcext:value-type="float">
            <text:p>0,422475529674142</text:p>
          </table:table-cell>
          <table:table-cell office:value-type="float" office:value="0.267809176733008" calcext:value-type="float">
            <text:p>0,267809176733008</text:p>
          </table:table-cell>
          <table:table-cell office:value-type="float" office:value="0.566694365963105" calcext:value-type="float">
            <text:p>0,566694365963105</text:p>
          </table:table-cell>
          <table:table-cell office:value-type="float" office:value="0.603134640615581" calcext:value-type="float">
            <text:p>0,603134640615581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659406389508929" calcext:value-type="float">
            <text:p>0,659406389508929</text:p>
          </table:table-cell>
          <table:table-cell office:value-type="float" office:value="0.320914214151534" calcext:value-type="float">
            <text:p>0,320914214151534</text:p>
          </table:table-cell>
          <table:table-cell office:value-type="float" office:value="0.207860155743024" calcext:value-type="float">
            <text:p>0,207860155743024</text:p>
          </table:table-cell>
          <table:table-cell office:value-type="float" office:value="0.11598433928531" calcext:value-type="float">
            <text:p>0,11598433928531</text:p>
          </table:table-cell>
          <table:table-cell office:value-type="float" office:value="0.153710035390798" calcext:value-type="float">
            <text:p>0,153710035390798</text:p>
          </table:table-cell>
          <table:table-cell office:value-type="float" office:value="0.866680598923118" calcext:value-type="float">
            <text:p>0,866680598923118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744498116629464" calcext:value-type="float">
            <text:p>0,744498116629464</text:p>
          </table:table-cell>
          <table:table-cell office:value-type="float" office:value="0.368800839674626" calcext:value-type="float">
            <text:p>0,368800839674626</text:p>
          </table:table-cell>
          <table:table-cell office:value-type="float" office:value="0.160973514674302" calcext:value-type="float">
            <text:p>0,160973514674302</text:p>
          </table:table-cell>
          <table:table-cell office:value-type="float" office:value="0.0875319175437504" calcext:value-type="float">
            <text:p>0,08753191754375</text:p>
          </table:table-cell>
          <table:table-cell office:value-type="float" office:value="0.102955719151742" calcext:value-type="float">
            <text:p>0,102955719151742</text:p>
          </table:table-cell>
          <table:table-cell office:value-type="float" office:value="0.944944784574012" calcext:value-type="float">
            <text:p>0,944944784574012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588753836495536" calcext:value-type="float">
            <text:p>0,588753836495536</text:p>
          </table:table-cell>
          <table:table-cell office:value-type="float" office:value="0.494490667865977" calcext:value-type="float">
            <text:p>0,494490667865977</text:p>
          </table:table-cell>
          <table:table-cell office:value-type="float" office:value="0.394940411284012" calcext:value-type="float">
            <text:p>0,394940411284012</text:p>
          </table:table-cell>
          <table:table-cell office:value-type="float" office:value="0.246059656638639" calcext:value-type="float">
            <text:p>0,246059656638639</text:p>
          </table:table-cell>
          <table:table-cell office:value-type="float" office:value="0.328755713126308" calcext:value-type="float">
            <text:p>0,328755713126308</text:p>
          </table:table-cell>
          <table:table-cell office:value-type="float" office:value="0.76813131759644" calcext:value-type="float">
            <text:p>0,76813131759644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702558244977679" calcext:value-type="float">
            <text:p>0,702558244977679</text:p>
          </table:table-cell>
          <table:table-cell office:value-type="float" office:value="0.840121580547113" calcext:value-type="float">
            <text:p>0,840121580547113</text:p>
          </table:table-cell>
          <table:table-cell office:value-type="float" office:value="0.564535277072137" calcext:value-type="float">
            <text:p>0,564535277072137</text:p>
          </table:table-cell>
          <table:table-cell office:value-type="float" office:value="0.393277012005336" calcext:value-type="float">
            <text:p>0,393277012005336</text:p>
          </table:table-cell>
          <table:table-cell office:value-type="float" office:value="0.425091796912548" calcext:value-type="float">
            <text:p>0,425091796912548</text:p>
          </table:table-cell>
          <table:table-cell office:value-type="float" office:value="0.932855706786233" calcext:value-type="float">
            <text:p>0,932855706786233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630022321428571" calcext:value-type="float">
            <text:p>0,630022321428571</text:p>
          </table:table-cell>
          <table:table-cell office:value-type="float" office:value="0.847409235107508" calcext:value-type="float">
            <text:p>0,847409235107508</text:p>
          </table:table-cell>
          <table:table-cell office:value-type="float" office:value="0.531210641447732" calcext:value-type="float">
            <text:p>0,531210641447732</text:p>
          </table:table-cell>
          <table:table-cell office:value-type="float" office:value="0.361665638680366" calcext:value-type="float">
            <text:p>0,361665638680366</text:p>
          </table:table-cell>
          <table:table-cell office:value-type="float" office:value="0.386859552008239" calcext:value-type="float">
            <text:p>0,386859552008239</text:p>
          </table:table-cell>
          <table:table-cell office:value-type="float" office:value="0.917611906211937" calcext:value-type="float">
            <text:p>0,917611906211937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666460309709821" calcext:value-type="float">
            <text:p>0,666460309709821</text:p>
          </table:table-cell>
          <table:table-cell office:value-type="float" office:value="0.297583249805101" calcext:value-type="float">
            <text:p>0,297583249805101</text:p>
          </table:table-cell>
          <table:table-cell office:value-type="float" office:value="0.29533020171318" calcext:value-type="float">
            <text:p>0,29533020171318</text:p>
          </table:table-cell>
          <table:table-cell office:value-type="float" office:value="0.173247746871555" calcext:value-type="float">
            <text:p>0,173247746871555</text:p>
          </table:table-cell>
          <table:table-cell office:value-type="float" office:value="0.293111013602457" calcext:value-type="float">
            <text:p>0,293111013602457</text:p>
          </table:table-cell>
          <table:table-cell office:value-type="float" office:value="0.78336386535379" calcext:value-type="float">
            <text:p>0,78336386535379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59210205078125" calcext:value-type="float">
            <text:p>0,59210205078125</text:p>
          </table:table-cell>
          <table:table-cell office:value-type="float" office:value="0.343613846101067" calcext:value-type="float">
            <text:p>0,343613846101067</text:p>
          </table:table-cell>
          <table:table-cell office:value-type="float" office:value="0.299821890949366" calcext:value-type="float">
            <text:p>0,299821890949366</text:p>
          </table:table-cell>
          <table:table-cell office:value-type="float" office:value="0.176347342289205" calcext:value-type="float">
            <text:p>0,176347342289205</text:p>
          </table:table-cell>
          <table:table-cell office:value-type="float" office:value="0.265930331350892" calcext:value-type="float">
            <text:p>0,265930331350892</text:p>
          </table:table-cell>
          <table:table-cell office:value-type="float" office:value="0.751596904860823" calcext:value-type="float">
            <text:p>0,751596904860823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673025948660714" calcext:value-type="float">
            <text:p>0,673025948660714</text:p>
          </table:table-cell>
          <table:table-cell office:value-type="float" office:value="0.40115886933595" calcext:value-type="float">
            <text:p>0,40115886933595</text:p>
          </table:table-cell>
          <table:table-cell office:value-type="float" office:value="0.411025600753887" calcext:value-type="float">
            <text:p>0,411025600753887</text:p>
          </table:table-cell>
          <table:table-cell office:value-type="float" office:value="0.258673519818128" calcext:value-type="float">
            <text:p>0,258673519818128</text:p>
          </table:table-cell>
          <table:table-cell office:value-type="float" office:value="0.421389926574778" calcext:value-type="float">
            <text:p>0,421389926574778</text:p>
          </table:table-cell>
          <table:table-cell office:value-type="float" office:value="0.766452245444545" calcext:value-type="float">
            <text:p>0,766452245444545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637860979352679" calcext:value-type="float">
            <text:p>0,637860979352679</text:p>
          </table:table-cell>
          <table:table-cell office:value-type="float" office:value="0.27995748826499" calcext:value-type="float">
            <text:p>0,27995748826499</text:p>
          </table:table-cell>
          <table:table-cell office:value-type="float" office:value="0.313492785004711" calcext:value-type="float">
            <text:p>0,313492785004711</text:p>
          </table:table-cell>
          <table:table-cell office:value-type="float" office:value="0.185882860279128" calcext:value-type="float">
            <text:p>0,185882860279128</text:p>
          </table:table-cell>
          <table:table-cell office:value-type="float" office:value="0.356155637346954" calcext:value-type="float">
            <text:p>0,356155637346954</text:p>
          </table:table-cell>
          <table:table-cell office:value-type="float" office:value="0.723036042788036" calcext:value-type="float">
            <text:p>0,723036042788036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697919573102679" calcext:value-type="float">
            <text:p>0,697919573102679</text:p>
          </table:table-cell>
          <table:table-cell office:value-type="float" office:value="0.292870492355771" calcext:value-type="float">
            <text:p>0,292870492355771</text:p>
          </table:table-cell>
          <table:table-cell office:value-type="float" office:value="0.35559771590127" calcext:value-type="float">
            <text:p>0,35559771590127</text:p>
          </table:table-cell>
          <table:table-cell office:value-type="float" office:value="0.216247398425482" calcext:value-type="float">
            <text:p>0,216247398425482</text:p>
          </table:table-cell>
          <table:table-cell office:value-type="float" office:value="0.452518462412422" calcext:value-type="float">
            <text:p>0,452518462412422</text:p>
          </table:table-cell>
          <table:table-cell office:value-type="float" office:value="0.753323928006498" calcext:value-type="float">
            <text:p>0,753323928006498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672511509486607" calcext:value-type="float">
            <text:p>0,672511509486607</text:p>
          </table:table-cell>
          <table:table-cell office:value-type="float" office:value="0.251193043232352" calcext:value-type="float">
            <text:p>0,251193043232352</text:p>
          </table:table-cell>
          <table:table-cell office:value-type="float" office:value="0.274516621274459" calcext:value-type="float">
            <text:p>0,274516621274459</text:p>
          </table:table-cell>
          <table:table-cell office:value-type="float" office:value="0.159095488637636" calcext:value-type="float">
            <text:p>0,159095488637636</text:p>
          </table:table-cell>
          <table:table-cell office:value-type="float" office:value="0.30261476875905" calcext:value-type="float">
            <text:p>0,30261476875905</text:p>
          </table:table-cell>
          <table:table-cell office:value-type="float" office:value="0.767745543056378" calcext:value-type="float">
            <text:p>0,76774554305637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3" table:formula="of:=AVERAGE([.C2:.C25])" office:value-type="float" office:value="0.623186383928571" calcext:value-type="float">
            <text:p>0,623186383928571</text:p>
          </table:table-cell>
          <table:table-cell table:style-name="ce3" table:formula="of:=AVERAGE([.D2:.D25])" office:value-type="float" office:value="0.502915644908824" calcext:value-type="float">
            <text:p>0,502915644908824</text:p>
          </table:table-cell>
          <table:table-cell table:style-name="ce3" table:formula="of:=AVERAGE([.E2:.E25])" office:value-type="float" office:value="0.346494751595242" calcext:value-type="float">
            <text:p>0,346494751595242</text:p>
          </table:table-cell>
          <table:table-cell table:style-name="ce3" table:formula="of:=AVERAGE([.F2:.F25])" office:value-type="float" office:value="0.214174792710189" calcext:value-type="float">
            <text:p>0,214174792710189</text:p>
          </table:table-cell>
          <table:table-cell table:style-name="ce3" table:formula="of:=AVERAGE([.G2:.G25])" office:value-type="float" office:value="0.314042018976075" calcext:value-type="float">
            <text:p>0,314042018976075</text:p>
          </table:table-cell>
          <table:table-cell table:style-name="ce3" table:formula="of:=AVERAGE([.H2:.H25])" office:value-type="float" office:value="0.794682228745922" calcext:value-type="float">
            <text:p>0,794682228745922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656212216331845" calcext:value-type="float">
            <text:p>0,656212216331845</text:p>
          </table:table-cell>
          <table:table-cell table:formula="of:=AVERAGE([.D8:.D13])" office:value-type="float" office:value="0.698006797766253" calcext:value-type="float">
            <text:p>0,698006797766253</text:p>
          </table:table-cell>
          <table:table-cell table:formula="of:=AVERAGE([.E8:.E13])" office:value-type="float" office:value="0.356481403464404" calcext:value-type="float">
            <text:p>0,356481403464404</text:p>
          </table:table-cell>
          <table:table-cell table:formula="of:=AVERAGE([.F8:.F13])" office:value-type="float" office:value="0.219207275262017" calcext:value-type="float">
            <text:p>0,219207275262017</text:p>
          </table:table-cell>
          <table:table-cell table:formula="of:=AVERAGE([.G8:.G13])" office:value-type="float" office:value="0.300759066171669" calcext:value-type="float">
            <text:p>0,300759066171669</text:p>
          </table:table-cell>
          <table:table-cell table:formula="of:=AVERAGE([.H8:.H13])" office:value-type="float" office:value="0.85920142766169" calcext:value-type="float">
            <text:p>0,8592014276616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526750837053571" calcext:value-type="float">
            <text:p>0,526750837053571</text:p>
          </table:table-cell>
          <table:table-cell table:formula="of:=AVERAGE([.D2:.D7])" office:value-type="float" office:value="0.467841799066982" calcext:value-type="float">
            <text:p>0,467841799066982</text:p>
          </table:table-cell>
          <table:table-cell table:formula="of:=AVERAGE([.E2:.E7])" office:value-type="float" office:value="0.324200878667861" calcext:value-type="float">
            <text:p>0,324200878667861</text:p>
          </table:table-cell>
          <table:table-cell table:formula="of:=AVERAGE([.F2:.F7])" office:value-type="float" office:value="0.197188212710813" calcext:value-type="float">
            <text:p>0,197188212710813</text:p>
          </table:table-cell>
          <table:table-cell table:formula="of:=AVERAGE([.G2:.G7])" office:value-type="float" office:value="0.279444455966084" calcext:value-type="float">
            <text:p>0,279444455966084</text:p>
          </table:table-cell>
          <table:table-cell table:formula="of:=AVERAGE([.H2:.H7])" office:value-type="float" office:value="0.723047906619101" calcext:value-type="float">
            <text:p>0,723047906619101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653135753813244" calcext:value-type="float">
            <text:p>0,653135753813244</text:p>
          </table:table-cell>
          <table:table-cell table:formula="of:=AVERAGE([.D14:.D19])" office:value-type="float" office:value="0.534751151286188" calcext:value-type="float">
            <text:p>0,534751151286188</text:p>
          </table:table-cell>
          <table:table-cell table:formula="of:=AVERAGE([.E14:.E19])" office:value-type="float" office:value="0.380332588315891" calcext:value-type="float">
            <text:p>0,380332588315891</text:p>
          </table:table-cell>
          <table:table-cell table:formula="of:=AVERAGE([.F14:.F19])" office:value-type="float" office:value="0.245387956814402" calcext:value-type="float">
            <text:p>0,245387956814402</text:p>
          </table:table-cell>
          <table:table-cell table:formula="of:=AVERAGE([.G14:.G19])" office:value-type="float" office:value="0.327344530425457" calcext:value-type="float">
            <text:p>0,327344530425457</text:p>
          </table:table-cell>
          <table:table-cell table:formula="of:=AVERAGE([.H14:.H19])" office:value-type="float" office:value="0.838893159117887" calcext:value-type="float">
            <text:p>0,838893159117887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656646728515625" calcext:value-type="float">
            <text:p>0,656646728515625</text:p>
          </table:table-cell>
          <table:table-cell table:formula="of:=AVERAGE([.D20:.D25])" office:value-type="float" office:value="0.311062831515872" calcext:value-type="float">
            <text:p>0,311062831515872</text:p>
          </table:table-cell>
          <table:table-cell table:formula="of:=AVERAGE([.E20:.E25])" office:value-type="float" office:value="0.324964135932812" calcext:value-type="float">
            <text:p>0,324964135932812</text:p>
          </table:table-cell>
          <table:table-cell table:formula="of:=AVERAGE([.F20:.F25])" office:value-type="float" office:value="0.194915726053522" calcext:value-type="float">
            <text:p>0,194915726053522</text:p>
          </table:table-cell>
          <table:table-cell table:formula="of:=AVERAGE([.G20:.G25])" office:value-type="float" office:value="0.348620023341092" calcext:value-type="float">
            <text:p>0,348620023341092</text:p>
          </table:table-cell>
          <table:table-cell table:formula="of:=AVERAGE([.H20:.H25])" office:value-type="float" office:value="0.757586421585012" calcext:value-type="float">
            <text:p>0,757586421585012</text:p>
          </table:table-cell>
        </table:table-row>
      </table:table>
      <table:table table:name="5-wienert_et_al_(2012)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Displasia type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f1/dice</text:p>
          </table:table-cell>
          <table:table-cell table:style-name="ce1" office:value-type="string" calcext:value-type="string">
            <text:p>jaccard</text:p>
          </table:table-cell>
          <table:table-cell table:style-name="ce1" office:value-type="string" calcext:value-type="string">
            <text:p>sensitivity/recall</text:p>
          </table:table-cell>
          <table:table-cell table:style-name="ce1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594988141741071" calcext:value-type="float">
            <text:p>0,594988141741071</text:p>
          </table:table-cell>
          <table:table-cell office:value-type="float" office:value="0.392643865363735" calcext:value-type="float">
            <text:p>0,392643865363735</text:p>
          </table:table-cell>
          <table:table-cell office:value-type="float" office:value="0.199441591120609" calcext:value-type="float">
            <text:p>0,199441591120609</text:p>
          </table:table-cell>
          <table:table-cell office:value-type="float" office:value="0.110766521173137" calcext:value-type="float">
            <text:p>0,110766521173137</text:p>
          </table:table-cell>
          <table:table-cell office:value-type="float" office:value="0.13366908469251" calcext:value-type="float">
            <text:p>0,13366908469251</text:p>
          </table:table-cell>
          <table:table-cell office:value-type="float" office:value="0.874653371054032" calcext:value-type="float">
            <text:p>0,874653371054032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546787806919643" calcext:value-type="float">
            <text:p>0,546787806919643</text:p>
          </table:table-cell>
          <table:table-cell office:value-type="float" office:value="0.534874037060171" calcext:value-type="float">
            <text:p>0,534874037060171</text:p>
          </table:table-cell>
          <table:table-cell office:value-type="float" office:value="0.165065698589649" calcext:value-type="float">
            <text:p>0,165065698589649</text:p>
          </table:table-cell>
          <table:table-cell office:value-type="float" office:value="0.0899572799215631" calcext:value-type="float">
            <text:p>0,089957279921563</text:p>
          </table:table-cell>
          <table:table-cell office:value-type="float" office:value="0.097591551435952" calcext:value-type="float">
            <text:p>0,097591551435952</text:p>
          </table:table-cell>
          <table:table-cell office:value-type="float" office:value="0.927981947130883" calcext:value-type="float">
            <text:p>0,927981947130883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624642508370536" calcext:value-type="float">
            <text:p>0,624642508370536</text:p>
          </table:table-cell>
          <table:table-cell office:value-type="float" office:value="0.413885557045086" calcext:value-type="float">
            <text:p>0,413885557045086</text:p>
          </table:table-cell>
          <table:table-cell office:value-type="float" office:value="0.214161844435114" calcext:value-type="float">
            <text:p>0,214161844435114</text:p>
          </table:table-cell>
          <table:table-cell office:value-type="float" office:value="0.119922314218542" calcext:value-type="float">
            <text:p>0,119922314218542</text:p>
          </table:table-cell>
          <table:table-cell office:value-type="float" office:value="0.144454294720252" calcext:value-type="float">
            <text:p>0,144454294720252</text:p>
          </table:table-cell>
          <table:table-cell office:value-type="float" office:value="0.887864470842333" calcext:value-type="float">
            <text:p>0,887864470842333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572902134486607" calcext:value-type="float">
            <text:p>0,572902134486607</text:p>
          </table:table-cell>
          <table:table-cell office:value-type="float" office:value="0.46046365914787" calcext:value-type="float">
            <text:p>0,46046365914787</text:p>
          </table:table-cell>
          <table:table-cell office:value-type="float" office:value="0.230806677030825" calcext:value-type="float">
            <text:p>0,230806677030825</text:p>
          </table:table-cell>
          <table:table-cell office:value-type="float" office:value="0.130458709081872" calcext:value-type="float">
            <text:p>0,130458709081872</text:p>
          </table:table-cell>
          <table:table-cell office:value-type="float" office:value="0.153999287525408" calcext:value-type="float">
            <text:p>0,153999287525408</text:p>
          </table:table-cell>
          <table:table-cell office:value-type="float" office:value="0.871414278674571" calcext:value-type="float">
            <text:p>0,871414278674571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575474330357143" calcext:value-type="float">
            <text:p>0,575474330357143</text:p>
          </table:table-cell>
          <table:table-cell office:value-type="float" office:value="0.668746061751733" calcext:value-type="float">
            <text:p>0,668746061751733</text:p>
          </table:table-cell>
          <table:table-cell office:value-type="float" office:value="0.303601567640244" calcext:value-type="float">
            <text:p>0,303601567640244</text:p>
          </table:table-cell>
          <table:table-cell office:value-type="float" office:value="0.17896831419369" calcext:value-type="float">
            <text:p>0,17896831419369</text:p>
          </table:table-cell>
          <table:table-cell office:value-type="float" office:value="0.19637702612686" calcext:value-type="float">
            <text:p>0,19637702612686</text:p>
          </table:table-cell>
          <table:table-cell office:value-type="float" office:value="0.913313765582745" calcext:value-type="float">
            <text:p>0,913313765582745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653355189732143" calcext:value-type="float">
            <text:p>0,653355189732143</text:p>
          </table:table-cell>
          <table:table-cell office:value-type="float" office:value="0.820858581548178" calcext:value-type="float">
            <text:p>0,820858581548178</text:p>
          </table:table-cell>
          <table:table-cell office:value-type="float" office:value="0.491793219818991" calcext:value-type="float">
            <text:p>0,491793219818991</text:p>
          </table:table-cell>
          <table:table-cell office:value-type="float" office:value="0.326078112286412" calcext:value-type="float">
            <text:p>0,326078112286412</text:p>
          </table:table-cell>
          <table:table-cell office:value-type="float" office:value="0.351060335073183" calcext:value-type="float">
            <text:p>0,351060335073183</text:p>
          </table:table-cell>
          <table:table-cell office:value-type="float" office:value="0.929909506795338" calcext:value-type="float">
            <text:p>0,929909506795338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787876674107143" calcext:value-type="float">
            <text:p>0,787876674107143</text:p>
          </table:table-cell>
          <table:table-cell office:value-type="float" office:value="0.425764895330113" calcext:value-type="float">
            <text:p>0,425764895330113</text:p>
          </table:table-cell>
          <table:table-cell office:value-type="float" office:value="0.178552133981632" calcext:value-type="float">
            <text:p>0,178552133981632</text:p>
          </table:table-cell>
          <table:table-cell office:value-type="float" office:value="0.0980275841613525" calcext:value-type="float">
            <text:p>0,098027584161353</text:p>
          </table:table-cell>
          <table:table-cell office:value-type="float" office:value="0.112962488250876" calcext:value-type="float">
            <text:p>0,112962488250876</text:p>
          </table:table-cell>
          <table:table-cell office:value-type="float" office:value="0.960934247715869" calcext:value-type="float">
            <text:p>0,960934247715869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675667898995536" calcext:value-type="float">
            <text:p>0,675667898995536</text:p>
          </table:table-cell>
          <table:table-cell office:value-type="float" office:value="0.702143476644778" calcext:value-type="float">
            <text:p>0,702143476644778</text:p>
          </table:table-cell>
          <table:table-cell office:value-type="float" office:value="0.378651966925583" calcext:value-type="float">
            <text:p>0,378651966925583</text:p>
          </table:table-cell>
          <table:table-cell office:value-type="float" office:value="0.233541447734438" calcext:value-type="float">
            <text:p>0,233541447734438</text:p>
          </table:table-cell>
          <table:table-cell office:value-type="float" office:value="0.259222834663678" calcext:value-type="float">
            <text:p>0,259222834663678</text:p>
          </table:table-cell>
          <table:table-cell office:value-type="float" office:value="0.932248291411259" calcext:value-type="float">
            <text:p>0,932248291411259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650730678013393" calcext:value-type="float">
            <text:p>0,650730678013393</text:p>
          </table:table-cell>
          <table:table-cell office:value-type="float" office:value="0.939799331103679" calcext:value-type="float">
            <text:p>0,939799331103679</text:p>
          </table:table-cell>
          <table:table-cell office:value-type="float" office:value="0.402428654543285" calcext:value-type="float">
            <text:p>0,402428654543285</text:p>
          </table:table-cell>
          <table:table-cell office:value-type="float" office:value="0.251900270800261" calcext:value-type="float">
            <text:p>0,251900270800261</text:p>
          </table:table-cell>
          <table:table-cell office:value-type="float" office:value="0.256031586340426" calcext:value-type="float">
            <text:p>0,256031586340426</text:p>
          </table:table-cell>
          <table:table-cell office:value-type="float" office:value="0.986066089312497" calcext:value-type="float">
            <text:p>0,986066089312497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728855678013393" calcext:value-type="float">
            <text:p>0,728855678013393</text:p>
          </table:table-cell>
          <table:table-cell office:value-type="float" office:value="0.933155571901434" calcext:value-type="float">
            <text:p>0,933155571901434</text:p>
          </table:table-cell>
          <table:table-cell office:value-type="float" office:value="0.394941142134449" calcext:value-type="float">
            <text:p>0,394941142134449</text:p>
          </table:table-cell>
          <table:table-cell office:value-type="float" office:value="0.246060224021723" calcext:value-type="float">
            <text:p>0,246060224021723</text:p>
          </table:table-cell>
          <table:table-cell office:value-type="float" office:value="0.250475085762235" calcext:value-type="float">
            <text:p>0,250475085762235</text:p>
          </table:table-cell>
          <table:table-cell office:value-type="float" office:value="0.990198061184592" calcext:value-type="float">
            <text:p>0,990198061184592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778669084821429" calcext:value-type="float">
            <text:p>0,778669084821429</text:p>
          </table:table-cell>
          <table:table-cell office:value-type="float" office:value="0.504809122459098" calcext:value-type="float">
            <text:p>0,504809122459098</text:p>
          </table:table-cell>
          <table:table-cell office:value-type="float" office:value="0.286284653882922" calcext:value-type="float">
            <text:p>0,286284653882922</text:p>
          </table:table-cell>
          <table:table-cell office:value-type="float" office:value="0.167054963084495" calcext:value-type="float">
            <text:p>0,167054963084495</text:p>
          </table:table-cell>
          <table:table-cell office:value-type="float" office:value="0.199795926376516" calcext:value-type="float">
            <text:p>0,199795926376516</text:p>
          </table:table-cell>
          <table:table-cell office:value-type="float" office:value="0.944017846133151" calcext:value-type="float">
            <text:p>0,944017846133151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746119907924107" calcext:value-type="float">
            <text:p>0,746119907924107</text:p>
          </table:table-cell>
          <table:table-cell office:value-type="float" office:value="0.899402390438247" calcext:value-type="float">
            <text:p>0,899402390438247</text:p>
          </table:table-cell>
          <table:table-cell office:value-type="float" office:value="0.481968438094899" calcext:value-type="float">
            <text:p>0,481968438094899</text:p>
          </table:table-cell>
          <table:table-cell office:value-type="float" office:value="0.317495663588205" calcext:value-type="float">
            <text:p>0,317495663588205</text:p>
          </table:table-cell>
          <table:table-cell office:value-type="float" office:value="0.329185602838603" calcext:value-type="float">
            <text:p>0,329185602838603</text:p>
          </table:table-cell>
          <table:table-cell office:value-type="float" office:value="0.979399246678724" calcext:value-type="float">
            <text:p>0,979399246678724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688764299665179" calcext:value-type="float">
            <text:p>0,688764299665179</text:p>
          </table:table-cell>
          <table:table-cell office:value-type="float" office:value="0.326337295690936" calcext:value-type="float">
            <text:p>0,326337295690936</text:p>
          </table:table-cell>
          <table:table-cell office:value-type="float" office:value="0.227999221402773" calcext:value-type="float">
            <text:p>0,227999221402773</text:p>
          </table:table-cell>
          <table:table-cell office:value-type="float" office:value="0.128667675633452" calcext:value-type="float">
            <text:p>0,128667675633452</text:p>
          </table:table-cell>
          <table:table-cell office:value-type="float" office:value="0.175203589828818" calcext:value-type="float">
            <text:p>0,175203589828818</text:p>
          </table:table-cell>
          <table:table-cell office:value-type="float" office:value="0.871387539448956" calcext:value-type="float">
            <text:p>0,871387539448956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712646484375" calcext:value-type="float">
            <text:p>0,712646484375</text:p>
          </table:table-cell>
          <table:table-cell office:value-type="float" office:value="0.516150627615063" calcext:value-type="float">
            <text:p>0,516150627615063</text:p>
          </table:table-cell>
          <table:table-cell office:value-type="float" office:value="0.272365980747152" calcext:value-type="float">
            <text:p>0,272365980747152</text:p>
          </table:table-cell>
          <table:table-cell office:value-type="float" office:value="0.157652591759534" calcext:value-type="float">
            <text:p>0,157652591759534</text:p>
          </table:table-cell>
          <table:table-cell office:value-type="float" office:value="0.184991902105453" calcext:value-type="float">
            <text:p>0,184991902105453</text:p>
          </table:table-cell>
          <table:table-cell office:value-type="float" office:value="0.928920905760578" calcext:value-type="float">
            <text:p>0,928920905760578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735491071428571" calcext:value-type="float">
            <text:p>0,735491071428571</text:p>
          </table:table-cell>
          <table:table-cell office:value-type="float" office:value="0.405801602584011" calcext:value-type="float">
            <text:p>0,405801602584011</text:p>
          </table:table-cell>
          <table:table-cell office:value-type="float" office:value="0.301046034744943" calcext:value-type="float">
            <text:p>0,301046034744943</text:p>
          </table:table-cell>
          <table:table-cell office:value-type="float" office:value="0.177194933412894" calcext:value-type="float">
            <text:p>0,177194933412894</text:p>
          </table:table-cell>
          <table:table-cell office:value-type="float" office:value="0.239277735047431" calcext:value-type="float">
            <text:p>0,239277735047431</text:p>
          </table:table-cell>
          <table:table-cell office:value-type="float" office:value="0.890530411397837" calcext:value-type="float">
            <text:p>0,890530411397837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598650251116071" calcext:value-type="float">
            <text:p>0,598650251116071</text:p>
          </table:table-cell>
          <table:table-cell office:value-type="float" office:value="0.53405572755418" calcext:value-type="float">
            <text:p>0,53405572755418</text:p>
          </table:table-cell>
          <table:table-cell office:value-type="float" office:value="0.212489307100086" calcext:value-type="float">
            <text:p>0,212489307100086</text:p>
          </table:table-cell>
          <table:table-cell office:value-type="float" office:value="0.118874425727412" calcext:value-type="float">
            <text:p>0,118874425727412</text:p>
          </table:table-cell>
          <table:table-cell office:value-type="float" office:value="0.132629960275084" calcext:value-type="float">
            <text:p>0,132629960275084</text:p>
          </table:table-cell>
          <table:table-cell office:value-type="float" office:value="0.920166209884184" calcext:value-type="float">
            <text:p>0,920166209884184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628138950892857" calcext:value-type="float">
            <text:p>0,628138950892857</text:p>
          </table:table-cell>
          <table:table-cell office:value-type="float" office:value="0.809105905641702" calcext:value-type="float">
            <text:p>0,809105905641702</text:p>
          </table:table-cell>
          <table:table-cell office:value-type="float" office:value="0.365092598106354" calcext:value-type="float">
            <text:p>0,365092598106354</text:p>
          </table:table-cell>
          <table:table-cell office:value-type="float" office:value="0.223310872336551" calcext:value-type="float">
            <text:p>0,223310872336551</text:p>
          </table:table-cell>
          <table:table-cell office:value-type="float" office:value="0.235730626525943" calcext:value-type="float">
            <text:p>0,235730626525943</text:p>
          </table:table-cell>
          <table:table-cell office:value-type="float" office:value="0.953838298415535" calcext:value-type="float">
            <text:p>0,953838298415535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551400320870536" calcext:value-type="float">
            <text:p>0,551400320870536</text:p>
          </table:table-cell>
          <table:table-cell office:value-type="float" office:value="0.815468113975577" calcext:value-type="float">
            <text:p>0,815468113975577</text:p>
          </table:table-cell>
          <table:table-cell office:value-type="float" office:value="0.349529047348126" calcext:value-type="float">
            <text:p>0,349529047348126</text:p>
          </table:table-cell>
          <table:table-cell office:value-type="float" office:value="0.21177534011521" calcext:value-type="float">
            <text:p>0,21177534011521</text:p>
          </table:table-cell>
          <table:table-cell office:value-type="float" office:value="0.222434989701339" calcext:value-type="float">
            <text:p>0,222434989701339</text:p>
          </table:table-cell>
          <table:table-cell office:value-type="float" office:value="0.940468940316687" calcext:value-type="float">
            <text:p>0,940468940316687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720511300223214" calcext:value-type="float">
            <text:p>0,720511300223214</text:p>
          </table:table-cell>
          <table:table-cell office:value-type="float" office:value="0.34805630892419" calcext:value-type="float">
            <text:p>0,34805630892419</text:p>
          </table:table-cell>
          <table:table-cell office:value-type="float" office:value="0.251669234720082" calcext:value-type="float">
            <text:p>0,251669234720082</text:p>
          </table:table-cell>
          <table:table-cell office:value-type="float" office:value="0.143948296122209" calcext:value-type="float">
            <text:p>0,143948296122209</text:p>
          </table:table-cell>
          <table:table-cell office:value-type="float" office:value="0.197089366681293" calcext:value-type="float">
            <text:p>0,197089366681293</text:p>
          </table:table-cell>
          <table:table-cell office:value-type="float" office:value="0.884405770551866" calcext:value-type="float">
            <text:p>0,884405770551866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655482700892857" calcext:value-type="float">
            <text:p>0,655482700892857</text:p>
          </table:table-cell>
          <table:table-cell office:value-type="float" office:value="0.452780049059689" calcext:value-type="float">
            <text:p>0,452780049059689</text:p>
          </table:table-cell>
          <table:table-cell office:value-type="float" office:value="0.309616997483925" calcext:value-type="float">
            <text:p>0,309616997483925</text:p>
          </table:table-cell>
          <table:table-cell office:value-type="float" office:value="0.183163813776565" calcext:value-type="float">
            <text:p>0,183163813776565</text:p>
          </table:table-cell>
          <table:table-cell office:value-type="float" office:value="0.235237892948173" calcext:value-type="float">
            <text:p>0,235237892948173</text:p>
          </table:table-cell>
          <table:table-cell office:value-type="float" office:value="0.860978396343996" calcext:value-type="float">
            <text:p>0,860978396343996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722752162388393" calcext:value-type="float">
            <text:p>0,722752162388393</text:p>
          </table:table-cell>
          <table:table-cell office:value-type="float" office:value="0.481932385895135" calcext:value-type="float">
            <text:p>0,481932385895135</text:p>
          </table:table-cell>
          <table:table-cell office:value-type="float" office:value="0.384601985716774" calcext:value-type="float">
            <text:p>0,384601985716774</text:p>
          </table:table-cell>
          <table:table-cell office:value-type="float" office:value="0.238084968729782" calcext:value-type="float">
            <text:p>0,238084968729782</text:p>
          </table:table-cell>
          <table:table-cell office:value-type="float" office:value="0.31997938941131" calcext:value-type="float">
            <text:p>0,31997938941131</text:p>
          </table:table-cell>
          <table:table-cell office:value-type="float" office:value="0.872291836051461" calcext:value-type="float">
            <text:p>0,872291836051461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700064522879464" calcext:value-type="float">
            <text:p>0,700064522879464</text:p>
          </table:table-cell>
          <table:table-cell office:value-type="float" office:value="0.334271459639248" calcext:value-type="float">
            <text:p>0,334271459639248</text:p>
          </table:table-cell>
          <table:table-cell office:value-type="float" office:value="0.313077860095453" calcext:value-type="float">
            <text:p>0,313077860095453</text:p>
          </table:table-cell>
          <table:table-cell office:value-type="float" office:value="0.185591173824518" calcext:value-type="float">
            <text:p>0,185591173824518</text:p>
          </table:table-cell>
          <table:table-cell office:value-type="float" office:value="0.294411477503192" calcext:value-type="float">
            <text:p>0,294411477503192</text:p>
          </table:table-cell>
          <table:table-cell office:value-type="float" office:value="0.822715813858418" calcext:value-type="float">
            <text:p>0,822715813858418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775190080915179" calcext:value-type="float">
            <text:p>0,775190080915179</text:p>
          </table:table-cell>
          <table:table-cell office:value-type="float" office:value="0.333642790830536" calcext:value-type="float">
            <text:p>0,333642790830536</text:p>
          </table:table-cell>
          <table:table-cell office:value-type="float" office:value="0.266006206052324" calcext:value-type="float">
            <text:p>0,266006206052324</text:p>
          </table:table-cell>
          <table:table-cell office:value-type="float" office:value="0.153406665572156" calcext:value-type="float">
            <text:p>0,153406665572156</text:p>
          </table:table-cell>
          <table:table-cell office:value-type="float" office:value="0.221170232910434" calcext:value-type="float">
            <text:p>0,221170232910434</text:p>
          </table:table-cell>
          <table:table-cell office:value-type="float" office:value="0.90027147193365" calcext:value-type="float">
            <text:p>0,90027147193365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753740583147321" calcext:value-type="float">
            <text:p>0,753740583147321</text:p>
          </table:table-cell>
          <table:table-cell office:value-type="float" office:value="0.321752152751778" calcext:value-type="float">
            <text:p>0,321752152751778</text:p>
          </table:table-cell>
          <table:table-cell office:value-type="float" office:value="0.233298042728778" calcext:value-type="float">
            <text:p>0,233298042728778</text:p>
          </table:table-cell>
          <table:table-cell office:value-type="float" office:value="0.132052858020897" calcext:value-type="float">
            <text:p>0,132052858020897</text:p>
          </table:table-cell>
          <table:table-cell office:value-type="float" office:value="0.182991227323056" calcext:value-type="float">
            <text:p>0,182991227323056</text:p>
          </table:table-cell>
          <table:table-cell office:value-type="float" office:value="0.900686358353617" calcext:value-type="float">
            <text:p>0,90068635835361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3" table:formula="of:=AVERAGE([.C2:.C25])" office:value-type="float" office:value="0.674120948428199" calcext:value-type="float">
            <text:p>0,674120948428199</text:p>
          </table:table-cell>
          <table:table-cell table:style-name="ce3" table:formula="of:=AVERAGE([.D2:.D25])" office:value-type="float" office:value="0.557329207081507" calcext:value-type="float">
            <text:p>0,557329207081507</text:p>
          </table:table-cell>
          <table:table-cell table:style-name="ce3" table:formula="of:=AVERAGE([.E2:.E25])" office:value-type="float" office:value="0.300603754351874" calcext:value-type="float">
            <text:p>0,300603754351874</text:p>
          </table:table-cell>
          <table:table-cell table:style-name="ce3" table:formula="of:=AVERAGE([.F2:.F25])" office:value-type="float" office:value="0.180164792470703" calcext:value-type="float">
            <text:p>0,180164792470703</text:p>
          </table:table-cell>
          <table:table-cell table:style-name="ce3" table:formula="of:=AVERAGE([.G2:.G25])" office:value-type="float" office:value="0.213582228919501" calcext:value-type="float">
            <text:p>0,213582228919501</text:p>
          </table:table-cell>
          <table:table-cell table:style-name="ce3" table:formula="of:=AVERAGE([.H2:.H25])" office:value-type="float" office:value="0.914360961451366" calcext:value-type="float">
            <text:p>0,914360961451366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727986653645833" calcext:value-type="float">
            <text:p>0,727986653645833</text:p>
          </table:table-cell>
          <table:table-cell table:formula="of:=AVERAGE([.D8:.D13])" office:value-type="float" office:value="0.734179131312891" calcext:value-type="float">
            <text:p>0,734179131312891</text:p>
          </table:table-cell>
          <table:table-cell table:formula="of:=AVERAGE([.E8:.E13])" office:value-type="float" office:value="0.353804498260461" calcext:value-type="float">
            <text:p>0,353804498260461</text:p>
          </table:table-cell>
          <table:table-cell table:formula="of:=AVERAGE([.F8:.F13])" office:value-type="float" office:value="0.219013358898413" calcext:value-type="float">
            <text:p>0,219013358898413</text:p>
          </table:table-cell>
          <table:table-cell table:formula="of:=AVERAGE([.G8:.G13])" office:value-type="float" office:value="0.234612254038722" calcext:value-type="float">
            <text:p>0,234612254038722</text:p>
          </table:table-cell>
          <table:table-cell table:formula="of:=AVERAGE([.H8:.H13])" office:value-type="float" office:value="0.965477297072682" calcext:value-type="float">
            <text:p>0,965477297072682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594691685267857" calcext:value-type="float">
            <text:p>0,594691685267857</text:p>
          </table:table-cell>
          <table:table-cell table:formula="of:=AVERAGE([.D2:.D7])" office:value-type="float" office:value="0.548578626986129" calcext:value-type="float">
            <text:p>0,548578626986129</text:p>
          </table:table-cell>
          <table:table-cell table:formula="of:=AVERAGE([.E2:.E7])" office:value-type="float" office:value="0.267478433105905" calcext:value-type="float">
            <text:p>0,267478433105905</text:p>
          </table:table-cell>
          <table:table-cell table:formula="of:=AVERAGE([.F2:.F7])" office:value-type="float" office:value="0.159358541812536" calcext:value-type="float">
            <text:p>0,159358541812536</text:p>
          </table:table-cell>
          <table:table-cell table:formula="of:=AVERAGE([.G2:.G7])" office:value-type="float" office:value="0.179525263262361" calcext:value-type="float">
            <text:p>0,179525263262361</text:p>
          </table:table-cell>
          <table:table-cell table:formula="of:=AVERAGE([.H2:.H7])" office:value-type="float" office:value="0.90085622334665" calcext:value-type="float">
            <text:p>0,90085622334665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652515229724702" calcext:value-type="float">
            <text:p>0,652515229724702</text:p>
          </table:table-cell>
          <table:table-cell table:formula="of:=AVERAGE([.D14:.D19])" office:value-type="float" office:value="0.567819878843578" calcext:value-type="float">
            <text:p>0,567819878843578</text:p>
          </table:table-cell>
          <table:table-cell table:formula="of:=AVERAGE([.E14:.E19])" office:value-type="float" office:value="0.288087031574905" calcext:value-type="float">
            <text:p>0,288087031574905</text:p>
          </table:table-cell>
          <table:table-cell table:formula="of:=AVERAGE([.F14:.F19])" office:value-type="float" office:value="0.169579306497509" calcext:value-type="float">
            <text:p>0,169579306497509</text:p>
          </table:table-cell>
          <table:table-cell table:formula="of:=AVERAGE([.G14:.G19])" office:value-type="float" office:value="0.198378133914011" calcext:value-type="float">
            <text:p>0,198378133914011</text:p>
          </table:table-cell>
          <table:table-cell table:formula="of:=AVERAGE([.H14:.H19])" office:value-type="float" office:value="0.91755205087063" calcext:value-type="float">
            <text:p>0,9175520508706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721290225074405" calcext:value-type="float">
            <text:p>0,721290225074405</text:p>
          </table:table-cell>
          <table:table-cell table:formula="of:=AVERAGE([.D20:.D25])" office:value-type="float" office:value="0.378739191183429" calcext:value-type="float">
            <text:p>0,378739191183429</text:p>
          </table:table-cell>
          <table:table-cell table:formula="of:=AVERAGE([.E20:.E25])" office:value-type="float" office:value="0.293045054466223" calcext:value-type="float">
            <text:p>0,293045054466223</text:p>
          </table:table-cell>
          <table:table-cell table:formula="of:=AVERAGE([.F20:.F25])" office:value-type="float" office:value="0.172707962674355" calcext:value-type="float">
            <text:p>0,172707962674355</text:p>
          </table:table-cell>
          <table:table-cell table:formula="of:=AVERAGE([.G20:.G25])" office:value-type="float" office:value="0.24181326446291" calcext:value-type="float">
            <text:p>0,24181326446291</text:p>
          </table:table-cell>
          <table:table-cell table:formula="of:=AVERAGE([.H20:.H25])" office:value-type="float" office:value="0.873558274515501" calcext:value-type="float">
            <text:p>0,8735582745155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 style:data-style-name="N2" text:time-value="17:33:42.8778685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7:16:08.974697713</meta:creation-date>
    <dc:date>2019-10-31T17:37:51.772699046</dc:date>
    <meta:editing-duration>PT59M42S</meta:editing-duration>
    <meta:editing-cycles>11</meta:editing-cycles>
    <meta:generator>LibreOffice/6.0.7.3$Linux_X86_64 LibreOffice_project/00m0$Build-3</meta:generator>
    <meta:document-statistic meta:table-count="7" meta:cell-count="1357" meta:object-count="0"/>
  </office:meta>
</office:document-meta>
</file>